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580000004B06316737AB52C426.png" manifest:media-type="image/png"/>
  <manifest:file-entry manifest:full-path="Pictures/10000000000007D00000011D85DAAF997B9CFCAD.jpg" manifest:media-type="image/jpeg"/>
  <manifest:file-entry manifest:full-path="Pictures/10000000000004C6000000B83AB9D6FF2FF25010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a1" svg:font-family="Symbola"/>
    <style:font-face style:name="Ubuntu1" svg:font-family="Ubuntu"/>
    <style:font-face style:name="Ubuntu2" svg:font-family="Ubuntu" style:font-adornments="Regular"/>
    <style:font-face style:name="Verdana3" svg:font-family="Verdana" style:font-family-generic="swiss"/>
    <style:font-face style:name="Arial" svg:font-family="Arial" style:font-pitch="variable"/>
    <style:font-face style:name="Arial Unicode MS1" svg:font-family="'Arial Unicode MS'" style:font-pitch="variable"/>
    <style:font-face style:name="Symbola" svg:font-family="Symbola" style:font-pitch="variable"/>
    <style:font-face style:name="Tahoma1" svg:font-family="Tahoma" style:font-pitch="variable"/>
    <style:font-face style:name="Times New Roman1" svg:font-family="'Times New Roman'" style:font-pitch="variable"/>
    <style:font-face style:name="Ubuntu" svg:font-family="Ubuntu" style:font-pitch="variable"/>
    <style:font-face style:name="Verdana2" svg:font-family="Verdan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 Unicode MS2" svg:font-family="'Arial Unicode MS'" style:font-family-generic="swiss" style:font-pitch="variable"/>
    <style:font-face style:name="Tahoma3" svg:font-family="Tahoma" style:font-family-generic="swiss" style:font-pitch="variable"/>
    <style:font-face style:name="Verdana1" svg:font-family="Verdana" style:font-family-generic="swiss" style:font-pitch="variable"/>
    <style:font-face style:name="Verdana4" svg:font-family="Verdana" style:font-adornments="Fett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3cm" fo:padding-bottom="0.133cm" fo:padding-left="0.266cm" fo:padding-right="0.266cm" fo:wrap-option="no-wrap" draw:shadow="hidden" draw:shadow-color="#808080"/>
      <style:paragraph-properties style:writing-mode="lr-tb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3" style:family="graphic" style:parent-style-name="standard">
      <style:graphic-properties draw:stroke="solid" svg:stroke-width="0.026cm" svg:stroke-color="#003399" draw:stroke-linejoin="miter" draw:fill="none" draw:fill-color="#99ccff" draw:textarea-horizontal-align="justify" draw:textarea-vertical-align="top" draw:auto-grow-height="false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4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5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15cm" fo:min-width="3.9cm"/>
      <style:paragraph-properties style:writing-mode="lr-tb"/>
    </style:style>
    <style:style style:name="gr7" style:family="graphic" style:parent-style-name="standard" style:list-style-name="L1">
      <style:graphic-properties draw:fill="solid" draw:fill-color="#81d41a" draw:textarea-horizontal-align="justify" draw:textarea-vertical-align="middle" draw:auto-grow-height="false" fo:min-height="2.35cm" fo:min-width="4.9cm"/>
      <style:paragraph-properties style:writing-mode="lr-tb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objectwithoutfill">
      <style:graphic-properties svg:stroke-width="0.2cm" draw:marker-start-width="0.6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5.416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fill="solid" draw:fill-color="#99ccff" draw:textarea-horizontal-align="justify" draw:textarea-vertical-align="middle" draw:auto-grow-height="false" fo:min-height="2.15cm" fo:min-width="6.2cm"/>
      <style:paragraph-properties style:writing-mode="lr-tb"/>
    </style:style>
    <style:style style:name="gr13" style:family="graphic" style:parent-style-name="standard">
      <style:graphic-properties draw:fill="solid" draw:fill-color="#99ccff" draw:textarea-horizontal-align="justify" draw:textarea-vertical-align="middle" draw:auto-grow-height="false" fo:min-height="2.15cm" fo:min-width="3.9cm"/>
      <style:paragraph-properties style:writing-mode="lr-tb"/>
    </style:style>
    <style:style style:name="gr14" style:family="graphic" style:parent-style-name="standard" style:list-style-name="L1">
      <style:graphic-properties draw:fill="solid" draw:fill-color="#81d41a" draw:textarea-horizontal-align="justify" draw:textarea-vertical-align="middle" draw:auto-grow-height="false" fo:min-height="2.35cm" fo:min-width="4.9cm"/>
      <style:paragraph-properties style:writing-mode="lr-tb"/>
    </style:style>
    <style:style style:name="gr15" style:family="graphic" style:parent-style-name="objectwithoutfill">
      <style:graphic-properties svg:stroke-width="0.2cm" svg:stroke-color="#069a2e" draw:marker-start-width="0.6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5cm" fo:min-width="5.416cm"/>
      <style:paragraph-properties style:writing-mode="lr-tb"/>
    </style:style>
    <style:style style:name="gr17" style:family="graphic" style:parent-style-name="objectwithoutfill">
      <style:graphic-properties svg:stroke-width="0.2cm" svg:stroke-color="#f10d0c" draw:marker-start-width="0.6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18" style:family="graphic" style:parent-style-name="standard">
      <style:graphic-properties draw:fill="solid" draw:fill-color="#99ccff" draw:textarea-horizontal-align="justify" draw:textarea-vertical-align="middle" draw:auto-grow-height="false" fo:min-height="2.15cm" fo:min-width="2.3cm"/>
      <style:paragraph-properties style:writing-mode="lr-tb"/>
    </style:style>
    <style:style style:name="gr19" style:family="graphic" style:parent-style-name="standard" style:list-style-name="L1">
      <style:graphic-properties draw:fill="solid" draw:fill-color="#81d41a" draw:textarea-horizontal-align="justify" draw:textarea-vertical-align="middle" draw:auto-grow-height="false" fo:min-height="2.05cm" fo:min-width="2.3cm"/>
      <style:paragraph-properties style:writing-mode="lr-tb"/>
    </style:style>
    <style:style style:name="gr20" style:family="graphic" style:parent-style-name="standard" style:list-style-name="L1">
      <style:graphic-properties draw:fill="solid" draw:fill-color="#81d41a" draw:textarea-horizontal-align="justify" draw:textarea-vertical-align="middle" draw:auto-grow-height="false" fo:min-height="2.05cm" fo:min-width="2.3cm"/>
      <style:paragraph-properties style:writing-mode="lr-tb"/>
    </style:style>
    <style:style style:name="gr21" style:family="graphic" style:parent-style-name="standard" style:list-style-name="L1">
      <style:graphic-properties draw:fill="solid" draw:fill-color="#81d41a" draw:textarea-horizontal-align="justify" draw:textarea-vertical-align="middle" draw:auto-grow-height="false" fo:min-height="2.05cm" fo:min-width="2.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7.377cm"/>
      <style:paragraph-properties style:writing-mode="lr-tb"/>
    </style:style>
    <style:style style:name="gr23" style:family="graphic" style:parent-style-name="standard" style:list-style-name="L1">
      <style:graphic-properties draw:fill="solid" draw:fill-color="#81d41a" draw:textarea-horizontal-align="justify" draw:textarea-vertical-align="middle" draw:auto-grow-height="false" fo:min-height="2.05cm" fo:min-width="2.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9.918cm"/>
      <style:paragraph-properties style:writing-mode="lr-tb"/>
    </style:style>
    <style:style style:name="gr25" style:family="graphic" style:parent-style-name="standard" style:list-style-name="L1">
      <style:graphic-properties draw:fill="solid" draw:fill-color="#81d41a" draw:textarea-horizontal-align="justify" draw:textarea-vertical-align="middle" draw:auto-grow-height="false" fo:min-height="2.05cm" fo:min-width="2.3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3.389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1.612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9.071cm"/>
      <style:paragraph-properties style:writing-mode="lr-tb"/>
    </style:style>
    <style:style style:name="gr29" style:family="graphic" style:parent-style-name="standard">
      <style:graphic-properties draw:fill="solid" draw:fill-color="#99ccff" draw:textarea-horizontal-align="justify" draw:textarea-vertical-align="middle" draw:auto-grow-height="false" fo:min-height="6.75cm" fo:min-width="7.4cm"/>
      <style:paragraph-properties style:writing-mode="lr-tb"/>
    </style:style>
    <style:style style:name="gr30" style:family="graphic" style:parent-style-name="standard" style:list-style-name="L1">
      <style:graphic-properties draw:fill="solid" draw:fill-color="#81d41a" draw:textarea-horizontal-align="justify" draw:textarea-vertical-align="middle" draw:auto-grow-height="false" fo:min-height="5.549cm" fo:min-width="7.4cm"/>
      <style:paragraph-properties style:writing-mode="lr-tb"/>
    </style:style>
    <style:style style:name="gr31" style:family="graphic" style:parent-style-name="standard">
      <style:graphic-properties draw:fill="solid" draw:fill-color="#069a2e" draw:opacity="50%" draw:textarea-vertical-align="middle" draw:auto-grow-height="false" fo:min-height="3.75cm" fo:min-width="3.901cm" draw:shadow-opacity="50%"/>
    </style:style>
    <style:style style:name="gr32" style:family="graphic" style:parent-style-name="standard">
      <style:graphic-properties draw:fill="solid" draw:fill-color="#99ccff" draw:textarea-horizontal-align="justify" draw:textarea-vertical-align="middle" draw:auto-grow-height="false" fo:min-height="0.766cm" fo:min-width="0.98cm"/>
      <style:paragraph-properties style:writing-mode="lr-tb"/>
    </style:style>
    <style:style style:name="gr33" style:family="graphic" style:parent-style-name="standard" style:list-style-name="L1">
      <style:graphic-properties draw:fill="solid" draw:fill-color="#81d41a" draw:textarea-horizontal-align="justify" draw:textarea-vertical-align="middle" draw:auto-grow-height="false" fo:min-height="0.724cm" fo:min-width="0.98cm"/>
      <style:paragraph-properties style:writing-mode="lr-tb"/>
    </style:style>
    <style:style style:name="gr34" style:family="graphic" style:parent-style-name="standard">
      <style:graphic-properties draw:fill="solid" draw:fill-color="#f10d0c" draw:opacity="50%" draw:textarea-vertical-align="middle" draw:auto-grow-height="false" fo:min-height="3.75cm" fo:min-width="3.901cm" draw:shadow-opacity="50%"/>
    </style:style>
    <style:style style:name="gr35" style:family="graphic" style:parent-style-name="standard" style:list-style-name="L1">
      <style:graphic-properties draw:fill="solid" draw:fill-color="#81d41a" draw:textarea-horizontal-align="justify" draw:textarea-vertical-align="middle" draw:auto-grow-height="false" fo:min-height="0.724cm" fo:min-width="0.98cm"/>
      <style:paragraph-properties style:writing-mode="lr-tb"/>
    </style:style>
    <style:style style:name="gr36" style:family="graphic" style:parent-style-name="standard" style:list-style-name="L1">
      <style:graphic-properties draw:fill="solid" draw:fill-color="#81d41a" draw:textarea-horizontal-align="justify" draw:textarea-vertical-align="middle" draw:auto-grow-height="false" fo:min-height="0.724cm" fo:min-width="0.98cm"/>
      <style:paragraph-properties style:writing-mode="lr-tb"/>
    </style:style>
    <style:style style:name="gr37" style:family="graphic" style:parent-style-name="standard" style:list-style-name="L1">
      <style:graphic-properties draw:fill="solid" draw:fill-color="#81d41a" draw:textarea-horizontal-align="justify" draw:textarea-vertical-align="middle" draw:auto-grow-height="false" fo:min-height="0.724cm" fo:min-width="0.98cm"/>
      <style:paragraph-properties style:writing-mode="lr-tb"/>
    </style:style>
    <style:style style:name="gr38" style:family="graphic" style:parent-style-name="standard">
      <style:graphic-properties draw:fill="solid" draw:fill-color="#99ccff" draw:opacity="50%" draw:textarea-horizontal-align="justify" draw:textarea-vertical-align="middle" draw:auto-grow-height="false" fo:min-height="0.769cm" fo:min-width="0.862cm" draw:shadow-opacity="50%"/>
      <style:paragraph-properties style:writing-mode="lr-tb"/>
    </style:style>
    <style:style style:name="gr39" style:family="graphic" style:parent-style-name="standard" style:list-style-name="L1">
      <style:graphic-properties draw:fill="solid" draw:fill-color="#81d41a" draw:opacity="50%" draw:textarea-horizontal-align="justify" draw:textarea-vertical-align="middle" draw:auto-grow-height="false" fo:min-height="0.727cm" fo:min-width="0.862cm" draw:shadow-opacity="50%"/>
      <style:paragraph-properties style:writing-mode="lr-tb"/>
    </style:style>
    <style:style style:name="gr40" style:family="graphic" style:parent-style-name="objectwithoutfill">
      <style:graphic-properties svg:stroke-width="0.2cm" svg:stroke-color="#f10d0c" draw:marker-start-width="0.6cm" draw:marker-end="Arrow" draw:marker-end-width="0.6cm" draw:fill="none" draw:opacity="50%" draw:textarea-horizontal-align="center" draw:textarea-vertical-align="middle" fo:padding-top="0.225cm" fo:padding-bottom="0.225cm" fo:padding-left="0.35cm" fo:padding-right="0.35cm" draw:shadow-opacity="50%"/>
    </style:style>
    <style:style style:name="gr41" style:family="graphic" style:parent-style-name="objectwithoutfill">
      <style:graphic-properties svg:stroke-width="0.2cm" svg:stroke-color="#069a2e" draw:marker-start-width="0.6cm" draw:marker-end="Arrow" draw:marker-end-width="0.6cm" draw:fill="none" draw:opacity="50%" draw:textarea-horizontal-align="center" draw:textarea-vertical-align="middle" fo:padding-top="0.225cm" fo:padding-bottom="0.225cm" fo:padding-left="0.35cm" fo:padding-right="0.35cm" draw:shadow-opacity="50%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118cm"/>
      <style:paragraph-properties style:writing-mode="lr-tb"/>
    </style:style>
    <style:style style:name="gr43" style:family="graphic" style:parent-style-name="Standard_5f_1_5f_1">
      <style:graphic-properties draw:stroke="none" draw:fill="none" draw:fill-color="#00cc99" draw:textarea-horizontal-align="justify" draw:textarea-vertical-align="top" draw:auto-grow-height="true" fo:min-height="0cm" fo:min-width="0cm" fo:padding-top="0.133cm" fo:padding-bottom="0.133cm" fo:padding-left="0.266cm" fo:padding-right="0.266cm" fo:wrap-option="no-wrap" draw:shadow="hidden" draw:shadow-color="#808080"/>
      <style:paragraph-properties style:writing-mode="lr-tb"/>
    </style:style>
    <style:style style:name="gr44" style:family="graphic" style:parent-style-name="Standard_5f_1_5f_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45" style:family="graphic" style:parent-style-name="Standard_5f_1_5f_1">
      <style:graphic-properties draw:stroke="solid" svg:stroke-width="0.026cm" svg:stroke-color="#003399" draw:stroke-linejoin="miter" draw:fill="none" draw:fill-color="#99ccff" draw:textarea-horizontal-align="justify" draw:textarea-vertical-align="middle" draw:auto-grow-height="false" fo:min-height="13.922cm" fo:min-width="21.936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46" style:family="graphic" style:parent-style-name="Standard_5f_1_5f_1">
      <style:graphic-properties draw:textarea-horizontal-align="justify" draw:textarea-vertical-align="middle" draw:auto-grow-height="false" fo:min-height="4.418cm" fo:min-width="4.168cm"/>
    </style:style>
    <style:style style:name="gr47" style:family="graphic" style:parent-style-name="Standard_5f_1_5f_1">
      <style:graphic-properties draw:fill="solid" draw:fill-color="#fff200" draw:opacity="50%" draw:textarea-horizontal-align="justify" draw:textarea-vertical-align="middle" draw:auto-grow-height="false" fo:min-height="1.872cm" fo:min-width="1.48cm" draw:shadow-opacity="50%"/>
    </style:style>
    <style:style style:name="gr48" style:family="graphic" style:parent-style-name="Standard_5f_1_5f_1">
      <style:graphic-properties draw:fill="solid" draw:fill-color="#ff0000" draw:opacity="50%" draw:textarea-horizontal-align="justify" draw:textarea-vertical-align="middle" draw:auto-grow-height="false" fo:min-height="1.73cm" fo:min-width="1.48cm" draw:shadow-opacity="50%"/>
    </style:style>
    <style:style style:name="gr49" style:family="graphic" style:parent-style-name="Standard_5f_1_5f_1">
      <style:graphic-properties draw:textarea-horizontal-align="justify" draw:textarea-vertical-align="middle" draw:auto-grow-height="false" fo:min-height="4.984cm" fo:min-width="4.734cm"/>
    </style:style>
    <style:style style:name="gr50" style:family="graphic" style:parent-style-name="Standard_5f_1_5f_1">
      <style:graphic-properties draw:fill="solid" draw:fill-color="#fff200" draw:textarea-horizontal-align="justify" draw:textarea-vertical-align="middle" draw:auto-grow-height="false" fo:min-height="1.164cm" fo:min-width="0.914cm"/>
    </style:style>
    <style:style style:name="gr51" style:family="graphic" style:parent-style-name="Standard_5f_1_5f_1">
      <style:graphic-properties draw:fill="solid" draw:fill-color="#ff0000" draw:textarea-horizontal-align="justify" draw:textarea-vertical-align="middle" draw:auto-grow-height="false" fo:min-height="1.164cm" fo:min-width="0.914cm"/>
    </style:style>
    <style:style style:name="gr5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3" style:family="graphic" style:parent-style-name="Standard_5f_1_5f_1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54" style:family="graphic" style:parent-style-name="Standard_5f_1_5f_1">
      <style:graphic-properties draw:textarea-horizontal-align="justify" draw:textarea-vertical-align="middle" draw:auto-grow-height="false" fo:min-height="0.65cm" fo:min-width="0.9cm"/>
    </style:style>
    <style:style style:name="gr55" style:family="graphic" style:parent-style-name="Standard_5f_1_5f_1">
      <style:graphic-properties draw:stroke="none" svg:stroke-color="#000000" draw:fill="none" draw:fill-color="#ffffff" draw:auto-grow-height="true" draw:auto-grow-width="false" fo:max-height="0cm" fo:min-height="0.848cm"/>
      <style:paragraph-properties style:writing-mode="lr-tb"/>
    </style:style>
    <style:style style:name="gr56" style:family="graphic" style:parent-style-name="Standard_5f_1_5f_1">
      <style:graphic-properties draw:textarea-horizontal-align="justify" draw:textarea-vertical-align="middle" draw:auto-grow-height="false" fo:min-height="0.35cm" fo:min-width="1.95cm"/>
    </style:style>
    <style:style style:name="gr57" style:family="graphic" style:parent-style-name="Standard_5f_1_5f_1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  <style:paragraph-properties style:writing-mode="lr-tb"/>
    </style:style>
    <style:style style:name="gr60" style:family="graphic" style:parent-style-name="standard">
      <style:graphic-properties draw:textarea-horizontal-align="justify" draw:textarea-vertical-align="middle" draw:auto-grow-height="false" fo:min-height="0.35cm" fo:min-width="1.95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62" style:family="graphic" style:parent-style-name="standard">
      <style:graphic-properties draw:textarea-horizontal-align="justify" draw:textarea-vertical-align="middle" draw:auto-grow-height="false" fo:min-height="4.418cm" fo:min-width="4.168cm"/>
    </style:style>
    <style:style style:name="gr63" style:family="graphic" style:parent-style-name="standard">
      <style:graphic-properties draw:fill="solid" draw:fill-color="#fff200" draw:opacity="50%" draw:textarea-horizontal-align="justify" draw:textarea-vertical-align="middle" draw:auto-grow-height="false" fo:min-height="1.872cm" fo:min-width="1.48cm" draw:shadow-opacity="50%"/>
    </style:style>
    <style:style style:name="gr64" style:family="graphic" style:parent-style-name="standard">
      <style:graphic-properties draw:fill="solid" draw:fill-color="#ff0000" draw:opacity="50%" draw:textarea-horizontal-align="justify" draw:textarea-vertical-align="middle" draw:auto-grow-height="false" fo:min-height="1.73cm" fo:min-width="1.48cm" draw:shadow-opacity="50%"/>
    </style:style>
    <style:style style:name="gr65" style:family="graphic" style:parent-style-name="standard">
      <style:graphic-properties draw:textarea-horizontal-align="justify" draw:textarea-vertical-align="middle" draw:auto-grow-height="false" fo:min-height="4.984cm" fo:min-width="4.734cm"/>
    </style:style>
    <style:style style:name="gr66" style:family="graphic" style:parent-style-name="standard">
      <style:graphic-properties draw:fill="solid" draw:fill-color="#fff200" draw:textarea-horizontal-align="justify" draw:textarea-vertical-align="middle" draw:auto-grow-height="false" fo:min-height="1.164cm" fo:min-width="0.914cm"/>
    </style:style>
    <style:style style:name="gr67" style:family="graphic" style:parent-style-name="standard">
      <style:graphic-properties draw:fill="solid" draw:fill-color="#ff0000" draw:textarea-horizontal-align="justify" draw:textarea-vertical-align="middle" draw:auto-grow-height="false" fo:min-height="1.164cm" fo:min-width="0.914cm"/>
    </style:style>
    <style:style style:name="gr68" style:family="graphic" style:parent-style-name="standard">
      <style:graphic-properties draw:textarea-horizontal-align="justify" draw:textarea-vertical-align="middle" draw:auto-grow-height="false" fo:min-height="0.65cm" fo:min-width="0.9cm"/>
    </style:style>
    <style:style style:name="pr1" style:family="presentation" style:parent-style-name="Standard-notes">
      <style:graphic-properties draw:stroke="solid" svg:stroke-width="0.026cm" svg:stroke-color="#000000" draw:stroke-linejoin="miter" draw:fill="solid" draw:fill-color="#ffffff" draw:auto-grow-height="true" fo:min-height="12.252cm" fo:padding-top="0.013cm" fo:padding-bottom="0.013cm" fo:padding-left="0.013cm" fo:padding-right="0.013cm" draw:shadow="hidden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2.252cm"/>
      <style:paragraph-properties style:writing-mode="lr-tb"/>
    </style:style>
    <style:style style:name="pr3" style:family="presentation" style:parent-style-name="Standard-notes">
      <style:graphic-properties draw:stroke="solid" svg:stroke-width="0.026cm" svg:stroke-color="#000000" draw:stroke-linejoin="miter" draw:fill="solid" draw:fill-color="#ffffff" draw:auto-grow-height="true" fo:min-height="12.225cm" fo:padding-top="0.013cm" fo:padding-bottom="0.013cm" fo:padding-left="0.013cm" fo:padding-right="0.013cm" draw:shadow="hidden"/>
      <style:paragraph-properties style:writing-mode="lr-tb"/>
    </style:style>
    <style:style style:name="pr4" style:family="presentation" style:parent-style-name="Standard-outline1" style:list-style-name="L5">
      <style:graphic-properties draw:stroke="none" draw:fill="none" draw:fill-color="#00cc99" draw:textarea-horizontal-align="justify" draw:textarea-vertical-align="top" draw:auto-grow-height="true" draw:auto-grow-width="false" fo:min-height="4.44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5" style:family="presentation" style:parent-style-name="Standard-outline1" style:list-style-name="L5">
      <style:graphic-properties draw:stroke="none" draw:fill="none" draw:fill-color="#00cc99" draw:textarea-horizontal-align="justify" draw:textarea-vertical-align="top" draw:auto-grow-height="true" draw:auto-grow-width="false" fo:min-height="10.57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6" style:family="presentation" style:parent-style-name="Standard-outline1" style:list-style-name="L5">
      <style:graphic-properties draw:stroke="none" draw:fill="none" draw:fill-color="#00cc99" draw:textarea-horizontal-align="justify" draw:textarea-vertical-align="top" draw:auto-grow-height="true" draw:auto-grow-width="false" fo:min-height="14.865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7" style:family="presentation" style:parent-style-name="Standard-outline1" style:list-style-name="L5">
      <style:graphic-properties draw:stroke="none" draw:fill="none" draw:fill-color="#00cc99" draw:textarea-horizontal-align="justify" draw:textarea-vertical-align="top" draw:auto-grow-height="true" draw:auto-grow-width="false" fo:min-height="12.88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8" style:family="presentation" style:parent-style-name="Standard-outline1" style:list-style-name="L5">
      <style:graphic-properties draw:stroke="none" draw:fill="none" draw:fill-color="#00cc99" draw:textarea-horizontal-align="justify" draw:textarea-vertical-align="top" draw:auto-grow-height="true" draw:auto-grow-width="false" fo:min-height="10.57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9" style:family="presentation" style:parent-style-name="Standard-outline1" style:list-style-name="L5">
      <style:graphic-properties draw:stroke="none" draw:fill="none" draw:fill-color="#00cc99" draw:textarea-horizontal-align="justify" draw:textarea-vertical-align="top" draw:auto-grow-height="true" draw:auto-grow-width="false" fo:min-height="4.44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10" style:family="presentation" style:parent-style-name="Standard-outline1" style:list-style-name="L5">
      <style:graphic-properties draw:stroke="none" draw:fill="none" draw:fill-color="#00cc99" draw:textarea-horizontal-align="justify" draw:textarea-vertical-align="top" draw:auto-grow-height="true" draw:auto-grow-width="false" fo:min-height="12.55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11" style:family="presentation" style:parent-style-name="Standard-outline1" style:list-style-name="L5">
      <style:graphic-properties draw:stroke="none" draw:fill="none" draw:fill-color="#00cc99" draw:textarea-horizontal-align="justify" draw:textarea-vertical-align="top" draw:auto-grow-height="true" draw:auto-grow-width="false" fo:min-height="14.88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12" style:family="presentation" style:parent-style-name="Standard-outline1" style:list-style-name="L5">
      <style:graphic-properties draw:stroke="none" draw:fill="none" draw:fill-color="#00cc99" draw:textarea-horizontal-align="justify" draw:textarea-vertical-align="top" draw:auto-grow-height="true" draw:auto-grow-width="false" fo:min-height="14.88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1" style:family="paragraph">
      <style:paragraph-properties fo:margin-left="1.327cm" fo:margin-right="0cm" fo:margin-top="0.176cm" fo:margin-bottom="0cm" fo:line-height="100%" fo:text-indent="-1.327cm" style:writing-mode="lr-tb"/>
    </style:style>
    <style:style style:name="P2" style:family="paragraph">
      <loext:graphic-properties draw:fill="none" draw:fill-color="#00cc99"/>
      <style:paragraph-properties fo:margin-left="1.327cm" fo:margin-right="0cm" fo:margin-top="0.176cm" fo:margin-bottom="0cm" fo:line-height="100%" fo:text-indent="-1.327cm" style:writing-mode="lr-tb"/>
    </style:style>
    <style:style style:name="P3" style:family="paragraph">
      <loext:graphic-properties draw:fill="none" draw:fill-color="#00cc99"/>
      <style:paragraph-properties style:writing-mode="lr-tb"/>
    </style:style>
    <style:style style:name="P4" style:family="paragraph">
      <style:paragraph-properties fo:margin-left="0cm" fo:margin-right="0cm" fo:text-align="center" fo:text-indent="0cm" style:writing-mode="lr-tb"/>
    </style:style>
    <style:style style:name="P5" style:family="paragraph">
      <style:paragraph-properties fo:margin-left="0cm" fo:margin-right="0cm" fo:margin-top="0cm" fo:margin-bottom="1cm" fo:text-align="center" fo:text-indent="0cm" style:writing-mode="lr-tb"/>
    </style:style>
    <style:style style:name="P6" style:family="paragraph">
      <style:paragraph-properties fo:margin-left="0cm" fo:margin-right="0cm" fo:margin-top="1.1cm" fo:margin-bottom="0cm" fo:text-align="center" fo:text-indent="0cm" style:writing-mode="lr-tb"/>
    </style:style>
    <style:style style:name="P7" style:family="paragraph">
      <style:paragraph-properties fo:margin-left="0cm" fo:margin-right="0cm" fo:margin-top="0.9cm" fo:margin-bottom="0cm" fo:text-align="center" fo:text-indent="0cm" style:writing-mode="lr-tb"/>
    </style:style>
    <style:style style:name="P8" style:family="paragraph">
      <style:paragraph-properties fo:margin-left="0cm" fo:margin-right="0cm" fo:line-height="160%" fo:text-align="center" fo:text-indent="0cm" style:writing-mode="lr-tb"/>
    </style:style>
    <style:style style:name="P9" style:family="paragraph">
      <loext:graphic-properties draw:fill="none" draw:fill-color="#99ccff"/>
      <style:paragraph-properties fo:margin-left="0cm" fo:margin-right="0cm" fo:text-align="center" fo:text-indent="0cm" style:writing-mode="lr-tb"/>
    </style:style>
    <style:style style:name="P10" style:family="paragraph">
      <loext:graphic-properties draw:fill="solid" draw:fill-color="#ffffff"/>
      <style:paragraph-properties fo:margin-left="0cm" fo:margin-right="0cm" fo:text-indent="0cm" style:writing-mode="lr-tb"/>
    </style:style>
    <style:style style:name="P11" style:family="paragraph">
      <style:paragraph-properties fo:margin-left="0cm" fo:margin-right="0cm" fo:text-indent="0cm" style:writing-mode="lr-tb"/>
      <style:text-properties fo:font-size="24pt" style:font-size-asian="24pt" style:font-size-complex="24pt"/>
    </style:style>
    <style:style style:name="P12" style:family="paragraph">
      <loext:graphic-properties draw:fill="none" draw:fill-color="#00cc99"/>
      <style:paragraph-properties fo:margin-left="0cm" fo:margin-right="0cm" fo:text-indent="0cm" style:writing-mode="lr-tb"/>
      <style:text-properties fo:font-size="24pt" style:font-size-asian="24pt" style:font-size-complex="24pt"/>
    </style:style>
    <style:style style:name="P13" style:family="paragraph">
      <style:paragraph-properties fo:margin-left="0cm" fo:margin-right="0cm" fo:margin-top="0cm" fo:margin-bottom="0.6cm" fo:line-height="100%" fo:text-align="center" fo:text-indent="0cm" style:writing-mode="lr-tb"/>
      <style:text-properties fo:font-size="20pt" style:font-size-asian="20pt" style:font-size-complex="20pt"/>
    </style:style>
    <style:style style:name="P14" style:family="paragraph">
      <style:paragraph-properties fo:margin-left="0cm" fo:margin-right="0cm" fo:margin-top="0cm" fo:margin-bottom="0.1cm" fo:line-height="100%" fo:text-align="start" fo:text-indent="0cm" style:writing-mode="lr-tb"/>
      <style:text-properties fo:font-size="20pt" style:font-size-asian="20pt" style:font-size-complex="20pt"/>
    </style:style>
    <style:style style:name="P15" style:family="paragraph">
      <style:paragraph-properties fo:margin-left="0cm" fo:margin-right="0cm" fo:margin-top="0.5cm" fo:margin-bottom="0.6cm" fo:line-height="100%" fo:text-align="start" fo:text-indent="0cm" style:writing-mode="lr-tb"/>
      <style:text-properties fo:font-size="20pt" style:font-size-asian="20pt" style:font-size-complex="20pt"/>
    </style:style>
    <style:style style:name="P16" style:family="paragraph">
      <loext:graphic-properties draw:fill="none" draw:fill-color="#00cc99"/>
      <style:paragraph-properties fo:margin-left="0cm" fo:margin-right="0cm" fo:margin-top="0cm" fo:margin-bottom="0.6cm" fo:line-height="100%" fo:text-align="start" fo:text-indent="0cm" style:writing-mode="lr-tb"/>
      <style:text-properties fo:font-size="20pt" style:font-size-asian="20pt" style:font-size-complex="20pt"/>
    </style:style>
    <style:style style:name="P17" style:family="paragraph">
      <style:paragraph-properties fo:text-align="center" style:writing-mode="lr-tb"/>
      <style:text-properties fo:font-size="20pt" style:font-size-asian="20pt" style:font-size-complex="20pt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9" style:family="paragraph">
      <loext:graphic-properties draw:fill="solid" draw:fill-color="#81d41a"/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0" style:family="paragraph">
      <loext:graphic-properties draw:fill="none"/>
    </style:style>
    <style:style style:name="P21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22" style:family="paragraph">
      <loext:graphic-properties draw:fill-color="#ffffff"/>
      <style:paragraph-properties style:writing-mode="lr-tb"/>
      <style:text-properties fo:font-size="12pt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0pt" style:font-size-asian="20pt" style:font-size-complex="20pt"/>
    </style:style>
    <style:style style:name="P24" style:family="paragraph">
      <loext:graphic-properties draw:fill="solid" draw:fill-color="#99ccff"/>
      <style:paragraph-properties fo:text-align="center" style:writing-mode="lr-tb"/>
      <style:text-properties fo:font-size="20pt" style:font-size-asian="20pt" style:font-size-complex="20pt"/>
    </style:style>
    <style:style style:name="P25" style:family="paragraph">
      <style:paragraph-properties fo:margin-left="0cm" fo:margin-right="0cm" fo:margin-top="0cm" fo:margin-bottom="0.8cm" fo:line-height="100%" fo:text-align="start" fo:text-indent="0cm" style:writing-mode="lr-tb"/>
      <style:text-properties fo:font-size="20pt" style:font-size-asian="20pt" style:font-size-complex="20pt"/>
    </style:style>
    <style:style style:name="P26" style:family="paragraph">
      <loext:graphic-properties draw:fill="none" draw:fill-color="#00cc99"/>
      <style:paragraph-properties fo:margin-left="0cm" fo:margin-right="0cm" fo:margin-top="0cm" fo:margin-bottom="0.6cm" fo:line-height="100%" fo:text-align="center" fo:text-indent="0cm" style:writing-mode="lr-tb"/>
      <style:text-properties fo:font-size="20pt" style:font-size-asian="20pt" style:font-size-complex="20pt"/>
    </style:style>
    <style:style style:name="P27" style:family="paragraph">
      <style:paragraph-properties fo:text-align="center"/>
    </style:style>
    <style:style style:name="P28" style:family="paragraph">
      <style:paragraph-properties fo:margin-top="0cm" fo:margin-bottom="0.3cm"/>
    </style:style>
    <style:style style:name="P29" style:family="paragraph">
      <loext:graphic-properties draw:fill="none" draw:fill-color="#ffffff"/>
      <style:paragraph-properties fo:margin-top="0cm" fo:margin-bottom="0.3cm" style:writing-mode="lr-tb"/>
      <style:text-properties fo:font-size="20pt" style:font-size-asian="20pt" style:font-size-complex="20pt"/>
    </style:style>
    <style:style style:name="P30" style:family="paragraph">
      <loext:graphic-properties draw:fill="none" draw:fill-color="#ffffff"/>
      <style:paragraph-properties fo:margin-top="0cm" fo:margin-bottom="0.3cm" style:writing-mode="lr-tb"/>
      <style:text-properties fo:font-size="18pt" style:font-size-asian="18pt" style:font-size-complex="18pt"/>
    </style:style>
    <style:style style:name="P31" style:family="paragraph">
      <style:paragraph-properties fo:margin-left="0cm" fo:margin-right="0cm" fo:margin-top="0cm" fo:margin-bottom="0.3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2" style:family="paragraph">
      <loext:graphic-properties draw:fill="solid" draw:fill-color="#069a2e" draw:opacity="50%"/>
      <style:paragraph-properties fo:text-align="center"/>
    </style:style>
    <style:style style:name="P33" style:family="paragraph">
      <loext:graphic-properties draw:fill="solid" draw:fill-color="#f10d0c" draw:opacity="50%"/>
      <style:paragraph-properties fo:text-align="center"/>
    </style:style>
    <style:style style:name="P34" style:family="paragraph">
      <loext:graphic-properties draw:fill="solid" draw:fill-color="#99ccff" draw:opacity="50%"/>
      <style:paragraph-properties fo:text-align="center" style:writing-mode="lr-tb"/>
      <style:text-properties fo:font-size="20pt" style:font-size-asian="20pt" style:font-size-complex="20pt"/>
    </style:style>
    <style:style style:name="P35" style:family="paragraph">
      <loext:graphic-properties draw:fill="solid" draw:fill-color="#81d41a" draw:opacity="50%"/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6" style:family="paragraph">
      <loext:graphic-properties draw:fill="none" draw:opacity="50%"/>
    </style:style>
    <style:style style:name="P37" style:family="paragraph">
      <style:paragraph-properties fo:margin-left="0cm" fo:margin-right="0cm" fo:margin-top="0cm" fo:margin-bottom="0.3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 loext:hyphenation-no-caps="false"/>
    </style:style>
    <style:style style:name="P38" style:family="paragraph">
      <loext:graphic-properties draw:fill="none" draw:fill-color="#ffffff"/>
      <style:paragraph-properties fo:margin-left="0cm" fo:margin-right="0cm" fo:margin-top="0cm" fo:margin-bottom="0.3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0pt" style:font-size-asian="20pt" style:font-size-complex="20pt"/>
    </style:style>
    <style:style style:name="P39" style:family="paragraph">
      <style:paragraph-properties fo:margin-left="1.327cm" fo:margin-right="0cm" fo:margin-top="0.176cm" fo:margin-bottom="0cm" fo:line-height="100%" fo:text-indent="-1.327cm" style:writing-mode="lr-tb"/>
      <style:text-properties fo:font-size="24pt"/>
    </style:style>
    <style:style style:name="P40" style:family="paragraph">
      <loext:graphic-properties draw:fill="none" draw:fill-color="#00cc99"/>
      <style:paragraph-properties fo:margin-left="1.327cm" fo:margin-right="0cm" fo:margin-top="0.176cm" fo:margin-bottom="0cm" fo:line-height="100%" fo:text-indent="-1.327cm" style:writing-mode="lr-tb"/>
      <style:text-properties fo:font-size="24pt"/>
    </style:style>
    <style:style style:name="P41" style:family="paragraph">
      <style:paragraph-properties fo:margin-left="0cm" fo:margin-right="0cm" fo:margin-top="0cm" fo:margin-bottom="0.4cm" fo:line-height="115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42" style:family="paragraph">
      <loext:graphic-properties draw:fill="none" draw:fill-color="#99ccff"/>
      <style:paragraph-properties fo:margin-left="0cm" fo:margin-right="0cm" fo:margin-top="0cm" fo:margin-bottom="0.4cm" fo:line-height="115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43" style:family="paragraph">
      <loext:graphic-properties draw:fill="solid" draw:fill-color="#ffffff"/>
      <style:paragraph-properties fo:margin-left="0cm" fo:margin-right="0cm" fo:text-indent="0cm" style:writing-mode="lr-tb"/>
      <style:text-properties fo:font-size="12pt"/>
    </style:style>
    <style:style style:name="P44" style:family="paragraph">
      <style:paragraph-properties fo:margin-left="0cm" fo:margin-right="0cm" fo:margin-top="0cm" fo:margin-bottom="0.5cm" fo:text-align="start" fo:text-indent="0cm"/>
    </style:style>
    <style:style style:name="P45" style:family="paragraph">
      <loext:graphic-properties draw:fill="none" draw:fill-color="#00cc99"/>
      <style:paragraph-properties fo:margin-left="0cm" fo:margin-right="0cm" fo:margin-top="0cm" fo:margin-bottom="0.5cm" fo:text-align="start" fo:text-indent="0cm"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46" style:family="paragraph">
      <loext:graphic-properties draw:fill="solid" draw:fill-color="#fff200" draw:opacity="50%"/>
      <style:paragraph-properties fo:text-align="center"/>
    </style:style>
    <style:style style:name="P47" style:family="paragraph">
      <loext:graphic-properties draw:fill="solid" draw:fill-color="#ff0000" draw:opacity="50%"/>
      <style:paragraph-properties fo:text-align="center"/>
    </style:style>
    <style:style style:name="P48" style:family="paragraph">
      <loext:graphic-properties draw:fill="solid" draw:fill-color="#fff200"/>
      <style:paragraph-properties fo:text-align="center"/>
    </style:style>
    <style:style style:name="P49" style:family="paragraph">
      <loext:graphic-properties draw:fill="solid" draw:fill-color="#ff0000"/>
      <style:paragraph-properties fo:text-align="center"/>
    </style:style>
    <style:style style:name="P50" style:family="paragraph">
      <style:paragraph-properties fo:margin-left="0cm" fo:margin-right="0cm" fo:margin-top="0cm" fo:margin-bottom="0.5cm" fo:text-align="center" fo:text-indent="0cm"/>
    </style:style>
    <style:style style:name="P51" style:family="paragraph">
      <style:paragraph-properties fo:margin-left="0cm" fo:margin-right="0cm" fo:margin-top="0cm" fo:margin-bottom="0.5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T1" style:family="text">
      <style:text-properties fo:color="#003399" style:font-name="Arial" fo:font-size="20pt" style:font-size-asian="20pt" style:font-size-complex="20pt"/>
    </style:style>
    <style:style style:name="T2" style:family="text">
      <style:text-properties fo:font-size="20pt" fo:language="de" fo:country="DE" fo:font-weight="bold" style:font-size-asian="20pt" style:font-weight-asian="bold" style:font-size-complex="20pt" style:font-weight-complex="bold"/>
    </style:style>
    <style:style style:name="T3" style:family="text">
      <style:text-properties fo:font-size="36pt" fo:language="de" fo:country="DE" fo:font-weight="bold" style:font-size-asian="36pt" style:font-weight-asian="bold" style:font-size-complex="36pt" style:font-weight-complex="bold"/>
    </style:style>
    <style:style style:name="T4" style:family="text">
      <style:text-properties fo:font-size="32pt" fo:language="de" fo:country="DE" fo:font-weight="bold" style:font-size-asian="32pt" style:font-weight-asian="bold" style:font-size-complex="32pt" style:font-weight-complex="bold"/>
    </style:style>
    <style:style style:name="T5" style:family="text">
      <style:text-properties fo:font-size="22pt" fo:language="de" fo:country="DE" fo:font-weight="bold" style:font-size-asian="22pt" style:font-weight-asian="bold" style:font-size-complex="22pt" style:font-weight-complex="bold"/>
    </style:style>
    <style:style style:name="T6" style:family="text">
      <style:text-properties fo:font-size="20pt" fo:language="de" fo:country="DE" style:font-size-asian="20pt" style:font-size-complex="20pt"/>
    </style:style>
    <style:style style:name="T7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4pt" fo:language="de" fo:country="DE" fo:font-style="normal" fo:font-weight="bold" style:font-name-asian="Ubuntu2" style:font-size-asian="24pt" style:font-style-asian="normal" style:font-weight-asian="bold" style:font-name-complex="Ubuntu2" style:font-size-complex="24pt" style:font-style-complex="normal" style:font-weight-complex="bold"/>
    </style:style>
    <style:style style:name="T9" style:family="text">
      <style:text-properties fo:font-size="20pt" fo:language="de" fo:country="DE" fo:font-style="normal" fo:font-weight="normal" style:font-name-asian="Ubuntu2" style:font-size-asian="20pt" style:font-style-asian="normal" style:font-weight-asian="normal" style:font-name-complex="Ubuntu2" style:font-size-complex="20pt" style:font-style-complex="normal" style:font-weight-complex="normal"/>
    </style:style>
    <style:style style:name="T10" style:family="text">
      <style:text-properties fo:font-size="20pt" fo:language="de" fo:country="DE" fo:font-style="italic" fo:font-weight="normal" style:font-name-asian="Ubuntu2" style:font-size-asian="20pt" style:font-style-asian="italic" style:font-weight-asian="normal" style:font-name-complex="Ubuntu2" style:font-size-complex="20pt" style:font-style-complex="italic" style:font-weight-complex="normal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20pt" fo:language="en" fo:country="US" style:font-size-asian="20pt" style:font-size-complex="20pt"/>
    </style:style>
    <style:style style:name="T13" style:family="text">
      <style:text-properties fo:font-size="20pt" fo:language="en" fo:country="US" fo:font-style="italic" style:font-size-asian="20pt" style:font-style-asian="italic" style:font-size-complex="20pt" style:font-style-complex="italic"/>
    </style:style>
    <style:style style:name="T14" style:family="text">
      <style:text-properties fo:font-size="20pt" fo:language="en" fo:country="US" fo:font-style="normal" style:font-size-asian="20pt" style:font-style-asian="normal" style:font-size-complex="20pt" style:font-style-complex="normal"/>
    </style:style>
    <style:style style:name="T15" style:family="text">
      <style:text-properties fo:font-size="20pt" fo:font-style="italic" style:font-size-asian="20pt" style:font-style-asian="italic" style:font-size-complex="20pt" style:font-style-complex="italic"/>
    </style:style>
    <style:style style:name="T16" style:family="text">
      <style:text-properties fo:color="#000000" style:text-outline="false" style:text-line-through-style="none" style:text-line-through-type="none" style:text-position="0% 100%" style:font-name="Verdana4" fo:font-size="48pt" fo:language="de" fo:country="DE" fo:font-style="normal" fo:text-shadow="none" style:text-underline-style="none" fo:font-weight="bold" style:font-name-asian="Times New Roman1" style:font-size-asian="48pt" style:font-style-asian="normal" style:font-weight-asian="bold" style:font-name-complex="Times New Roman" style:font-size-complex="48pt" style:font-style-complex="normal" style:font-weight-complex="bold" style:text-emphasize="none" style:font-relief="none"/>
    </style:style>
    <style:style style:name="T17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style:text-position="-33% 58%" fo:font-size="20pt" style:font-size-asian="20pt" style:font-size-complex="20pt"/>
    </style:style>
    <style:style style:name="T19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20" style:family="text">
      <style:text-properties style:text-position="-33% 58%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1" style:family="text">
      <style:text-properties fo:color="#000000" style:text-outline="false" style:text-line-through-style="none" style:text-line-through-type="none" style:text-position="0% 100%" style:font-name="Verdana1" fo:font-size="20pt" fo:font-style="normal" fo:text-shadow="none" style:text-underline-style="none" fo:font-weight="normal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T22" style:family="text">
      <style:text-properties fo:color="#000000" style:text-outline="false" style:text-line-through-style="none" style:text-line-through-type="none" style:text-position="0% 100%" style:font-name="Verdana1" fo:font-size="20pt" fo:font-style="normal" fo:text-shadow="none" style:text-underline-style="none" fo:font-weight="bold" style:font-name-asian="Arial Unicode MS" style:font-size-asian="20pt" style:font-style-asian="normal" style:font-weight-asian="bold" style:font-name-complex="Tahoma" style:font-size-complex="20pt" style:font-style-complex="normal" style:font-weight-complex="bold" style:text-emphasize="none" style:font-relief="none"/>
    </style:style>
    <style:style style:name="T23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4" style:family="text">
      <style:text-properties style:text-position="-33% 58%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5" style:family="text">
      <style:text-properties fo:color="#000000" style:text-outline="false" style:text-line-through-style="none" style:text-line-through-type="none" style:text-position="-33% 58%" style:font-name="Verdana1" fo:font-size="20pt" fo:font-style="normal" fo:text-shadow="none" style:text-underline-style="none" fo:font-weight="normal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T26" style:family="text">
      <style:text-properties fo:color="#000000" style:text-outline="false" style:text-line-through-style="none" style:text-line-through-type="none" style:text-position="0% 100%" style:font-name="Verdana3" fo:font-size="20pt" fo:font-style="normal" fo:text-shadow="none" style:text-underline-style="none" fo:font-weight="normal" style:font-name-asian="Verdana3" style:font-size-asian="20pt" style:font-style-asian="normal" style:font-weight-asian="normal" style:font-name-complex="Verdana3" style:font-size-complex="20pt" style:font-style-complex="normal" style:font-weight-complex="normal" style:text-emphasize="none" style:font-relief="none"/>
    </style:style>
    <style:style style:name="T27" style:family="text">
      <style:text-properties fo:color="#000000" style:text-outline="false" style:text-line-through-style="none" style:text-line-through-type="none" style:text-position="-33% 58%" style:font-name="Verdana3" fo:font-size="20pt" fo:font-style="normal" fo:text-shadow="none" style:text-underline-style="none" fo:font-weight="normal" style:font-name-asian="Verdana3" style:font-size-asian="20pt" style:font-style-asian="normal" style:font-weight-asian="normal" style:font-name-complex="Verdana3" style:font-size-complex="20pt" style:font-style-complex="normal" style:font-weight-complex="normal" style:text-emphasize="none" style:font-relief="none"/>
    </style:style>
    <style:style style:name="T28" style:family="text">
      <style:text-properties fo:color="#000000" style:text-outline="false" style:text-line-through-style="none" style:text-line-through-type="none" style:text-position="0% 100%" style:font-name="Symbola1" fo:font-size="20pt" fo:font-style="normal" fo:text-shadow="none" style:text-underline-style="none" fo:font-weight="normal" style:font-name-asian="Symbola1" style:font-size-asian="20pt" style:font-style-asian="normal" style:font-weight-asian="normal" style:font-name-complex="Symbola1" style:font-size-complex="20pt" style:font-style-complex="normal" style:font-weight-complex="normal" style:text-emphasize="none" style:font-relief="none"/>
    </style:style>
    <style:style style:name="T29" style:family="text">
      <style:text-properties fo:color="#000000" style:text-outline="false" style:text-line-through-style="none" style:text-line-through-type="none" style:text-position="0% 100%" style:font-name="Verdana1" fo:font-size="20pt" fo:font-style="normal" fo:text-shadow="none" style:text-underline-style="none" fo:font-weight="normal" style:font-name-asian="Symbola1" style:font-size-asian="20pt" style:font-style-asian="normal" style:font-weight-asian="normal" style:font-name-complex="Symbola1" style:font-size-complex="20pt" style:font-style-complex="normal" style:font-weight-complex="normal" style:text-emphasize="none" style:font-relief="none"/>
    </style:style>
    <style:style style:name="T30" style:family="text">
      <style:text-properties fo:color="#000000" style:text-outline="false" style:text-line-through-style="none" style:text-line-through-type="none" style:text-position="-33% 58%" style:font-name="Verdana1" fo:font-size="20pt" fo:font-style="normal" fo:text-shadow="none" style:text-underline-style="none" fo:font-weight="normal" style:font-name-asian="Symbola1" style:font-size-asian="20pt" style:font-style-asian="normal" style:font-weight-asian="normal" style:font-name-complex="Symbola1" style:font-size-complex="20pt" style:font-style-complex="normal" style:font-weight-complex="normal" style:text-emphasize="none" style:font-relief="none"/>
    </style:style>
    <style:style style:name="T31" style:family="text">
      <style:text-properties fo:color="#000000" style:text-outline="false" style:text-line-through-style="none" style:text-line-through-type="none" style:text-position="0% 100%" style:font-name="Verdana3" fo:font-size="20pt" fo:font-style="normal" fo:text-shadow="none" style:text-underline-style="none" fo:font-weight="bold" style:font-name-asian="Verdana3" style:font-size-asian="20pt" style:font-style-asian="normal" style:font-weight-asian="bold" style:font-name-complex="Verdana3" style:font-size-complex="20pt" style:font-style-complex="normal" style:font-weight-complex="bold" style:text-emphasize="none" style:font-relief="none"/>
    </style:style>
    <style:style style:name="T32" style:family="text">
      <style:text-properties fo:color="#000000" style:text-outline="false" style:text-line-through-style="none" style:text-line-through-type="none" style:text-position="0% 100%" style:font-name="Verdana3" fo:font-size="20pt" fo:font-style="normal" fo:text-shadow="none" style:text-underline-style="none" fo:font-weight="normal" style:font-name-asian="Symbola1" style:font-size-asian="20pt" style:font-style-asian="normal" style:font-weight-asian="normal" style:font-name-complex="Symbola1" style:font-size-complex="20pt" style:font-style-complex="normal" style:font-weight-complex="normal" style:text-emphasize="none" style:font-relief="none"/>
    </style:style>
    <style:style style:name="T33" style:family="text">
      <style:text-properties fo:color="#000000" style:text-outline="false" style:text-line-through-style="none" style:text-line-through-type="none" style:text-position="-33% 58%" style:font-name="Verdana3" fo:font-size="20pt" fo:font-style="normal" fo:text-shadow="none" style:text-underline-style="none" fo:font-weight="normal" style:font-name-asian="Symbola1" style:font-size-asian="20pt" style:font-style-asian="normal" style:font-weight-asian="normal" style:font-name-complex="Symbola1" style:font-size-complex="20pt" style:font-style-complex="normal" style:font-weight-complex="normal" style:text-emphasize="none" style:font-relief="none"/>
    </style:style>
    <style:style style:name="T34" style:family="text">
      <style:text-properties style:text-position="0% 100%" fo:font-size="20pt" style:font-size-asian="20pt" style:font-size-complex="20pt"/>
    </style:style>
    <style:style style:name="T35" style:family="text">
      <style:text-properties style:font-name="Symbola1" fo:font-size="20pt" fo:font-style="normal" fo:font-weight="normal" style:font-name-asian="Symbola1" style:font-size-asian="20pt" style:font-style-asian="normal" style:font-weight-asian="normal" style:font-name-complex="Symbola1" style:font-size-complex="20pt" style:font-style-complex="normal" style:font-weight-complex="normal"/>
    </style:style>
    <style:style style:name="T36" style:family="text">
      <style:text-properties style:font-name="Verdana1" fo:font-size="20pt" fo:font-style="normal" fo:font-weight="normal" style:font-name-asian="Symbola1" style:font-size-asian="20pt" style:font-style-asian="normal" style:font-weight-asian="normal" style:font-name-complex="Symbola1" style:font-size-complex="20pt" style:font-style-complex="normal" style:font-weight-complex="normal"/>
    </style:style>
    <style:style style:name="T37" style:family="text">
      <style:text-properties style:text-position="-33% 58%" style:font-name="Verdana1" fo:font-size="20pt" fo:font-style="normal" fo:font-weight="normal" style:font-name-asian="Symbola1" style:font-size-asian="20pt" style:font-style-asian="normal" style:font-weight-asian="normal" style:font-name-complex="Symbola1" style:font-size-complex="20pt" style:font-style-complex="normal" style:font-weight-complex="normal"/>
    </style:style>
    <style:style style:name="T38" style:family="text">
      <style:text-properties fo:color="#000000" style:text-outline="false" style:text-line-through-style="none" style:text-line-through-type="none" style:font-name="Verdana1" fo:font-size="20pt" fo:font-style="normal" fo:text-shadow="none" style:text-underline-style="none" fo:font-weight="normal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T39" style:family="text">
      <style:text-properties fo:color="#000000" style:text-outline="false" style:text-line-through-style="none" style:text-line-through-type="none" style:font-name="Verdana1" fo:font-size="20pt" fo:font-style="italic" fo:text-shadow="none" style:text-underline-style="none" fo:font-weight="normal" style:font-name-asian="Arial Unicode MS" style:font-size-asian="20pt" style:font-style-asian="italic" style:font-weight-asian="normal" style:font-name-complex="Tahoma" style:font-size-complex="20pt" style:font-style-complex="italic" style:font-weight-complex="normal" style:text-emphasize="none" style:font-relief="none"/>
    </style:style>
    <style:style style:name="T40" style:family="text">
      <style:text-properties fo:color="#000000" style:text-outline="false" style:text-line-through-style="none" style:text-line-through-type="none" style:text-position="-33% 58%" style:font-name="Verdana1" fo:font-size="20pt" fo:font-style="italic" fo:text-shadow="none" style:text-underline-style="none" fo:font-weight="normal" style:font-name-asian="Arial Unicode MS" style:font-size-asian="20pt" style:font-style-asian="italic" style:font-weight-asian="normal" style:font-name-complex="Tahoma" style:font-size-complex="20pt" style:font-style-complex="italic" style:font-weight-complex="normal" style:text-emphasize="none" style:font-relief="none"/>
    </style:style>
    <style:style style:name="T41" style:family="text">
      <style:text-properties fo:color="#000000" style:text-outline="false" style:text-line-through-style="none" style:text-line-through-type="none" style:text-position="0% 100%" style:font-name="Verdana1" fo:font-size="20pt" fo:font-style="italic" fo:text-shadow="none" style:text-underline-style="none" fo:font-weight="normal" style:font-name-asian="Arial Unicode MS" style:font-size-asian="20pt" style:font-style-asian="italic" style:font-weight-asian="normal" style:font-name-complex="Tahoma" style:font-size-complex="20pt" style:font-style-complex="italic" style:font-weight-complex="normal" style:text-emphasize="none" style:font-relief="none"/>
    </style:style>
    <style:style style:name="T42" style:family="text">
      <style:text-properties fo:color="#000000" style:text-outline="false" style:text-line-through-style="none" style:text-line-through-type="none" style:text-position="0% 100%" style:font-name="Verdana3" fo:font-size="20pt" fo:font-style="normal" fo:text-shadow="none" style:text-underline-style="none" fo:font-weight="bold" style:font-name-asian="Symbola1" style:font-size-asian="20pt" style:font-style-asian="normal" style:font-weight-asian="bold" style:font-name-complex="Symbola1" style:font-size-complex="20pt" style:font-style-complex="normal" style:font-weight-complex="bold" style:text-emphasize="none" style:font-relief="none"/>
    </style:style>
    <text:list-style style:name="L1">
      <text:list-level-style-bullet text:level="1" text:bullet-char="•">
        <style:list-level-properties/>
        <style:text-properties style:font-name="Verdana1" fo:color="#000000" fo:font-size="100%"/>
      </text:list-level-style-bullet>
      <text:list-level-style-bullet text:level="2" text:bullet-char="•">
        <style:list-level-properties text:space-before="1.27cm"/>
        <style:text-properties style:font-name="Verdana1" fo:color="#000000" fo:font-size="100%"/>
      </text:list-level-style-bullet>
      <text:list-level-style-bullet text:level="3" text:bullet-char="•">
        <style:list-level-properties text:space-before="2.54cm"/>
        <style:text-properties style:font-name="Verdana1" fo:color="#000000" fo:font-size="100%"/>
      </text:list-level-style-bullet>
      <text:list-level-style-bullet text:level="4" text:bullet-char="•">
        <style:list-level-properties text:space-before="3.81cm"/>
        <style:text-properties style:font-name="Verdana1" fo:color="#000000" fo:font-size="100%"/>
      </text:list-level-style-bullet>
      <text:list-level-style-bullet text:level="5" text:bullet-char="•">
        <style:list-level-properties text:space-before="5.08cm"/>
        <style:text-properties style:font-name="Verdana1" fo:color="#000000" fo:font-size="100%"/>
      </text:list-level-style-bullet>
      <text:list-level-style-bullet text:level="6" text:bullet-char="•">
        <style:list-level-properties text:space-before="5.08cm"/>
        <style:text-properties style:font-name="Verdana1" fo:color="#000000" fo:font-size="100%"/>
      </text:list-level-style-bullet>
      <text:list-level-style-bullet text:level="7" text:bullet-char="•">
        <style:list-level-properties text:space-before="5.08cm"/>
        <style:text-properties style:font-name="Verdana1" fo:color="#000000" fo:font-size="100%"/>
      </text:list-level-style-bullet>
      <text:list-level-style-bullet text:level="8" text:bullet-char="•">
        <style:list-level-properties text:space-before="5.08cm"/>
        <style:text-properties style:font-name="Verdana1" fo:color="#000000" fo:font-size="100%"/>
      </text:list-level-style-bullet>
      <text:list-level-style-bullet text:level="9" text:bullet-char="•">
        <style:list-level-properties text:space-before="5.08cm"/>
        <style:text-properties style:font-name="Verdana1" fo:color="#000000" fo:font-size="100%"/>
      </text:list-level-style-bullet>
      <text:list-level-style-bullet text:level="10" text:bullet-char="•">
        <style:list-level-properties text:space-before="5.08cm"/>
        <style:text-properties style:font-name="Verdana1" fo:color="#000000" fo:font-size="100%"/>
      </text:list-level-style-bullet>
    </text:list-style>
    <text:list-style style:name="L2">
      <text:list-level-style-number text:level="1" style:num-prefix="(" style:num-suffix=")" style:num-format="1">
        <style:list-level-properties/>
        <style:text-properties fo:color="#000000" fo:font-size="100%"/>
      </text:list-level-style-number>
      <text:list-level-style-number text:level="2" style:num-prefix="(" style:num-suffix=")" style:num-format="1">
        <style:list-level-properties text:space-before="1.27cm"/>
        <style:text-properties fo:color="#000000" fo:font-size="100%"/>
      </text:list-level-style-number>
      <text:list-level-style-number text:level="3" style:num-prefix="(" style:num-suffix=")" style:num-format="1">
        <style:list-level-properties text:space-before="2.54cm"/>
        <style:text-properties fo:color="#000000" fo:font-size="100%"/>
      </text:list-level-style-number>
      <text:list-level-style-number text:level="4" style:num-prefix="(" style:num-suffix=")" style:num-format="1">
        <style:list-level-properties text:space-before="3.81cm"/>
        <style:text-properties fo:color="#000000" fo:font-size="100%"/>
      </text:list-level-style-number>
      <text:list-level-style-number text:level="5" style:num-prefix="(" style:num-suffix=")" style:num-format="1">
        <style:list-level-properties text:space-before="5.08cm"/>
        <style:text-properties fo:color="#000000" fo:font-size="100%"/>
      </text:list-level-style-number>
      <text:list-level-style-number text:level="6" style:num-prefix="(" style:num-suffix=")" style:num-format="1">
        <style:list-level-properties text:space-before="5.08cm"/>
        <style:text-properties fo:color="#000000" fo:font-size="100%"/>
      </text:list-level-style-number>
      <text:list-level-style-number text:level="7" style:num-prefix="(" style:num-suffix=")" style:num-format="1">
        <style:list-level-properties text:space-before="5.08cm"/>
        <style:text-properties fo:color="#000000" fo:font-size="100%"/>
      </text:list-level-style-number>
      <text:list-level-style-number text:level="8" style:num-prefix="(" style:num-suffix=")" style:num-format="1">
        <style:list-level-properties text:space-before="5.08cm"/>
        <style:text-properties fo:color="#000000" fo:font-size="100%"/>
      </text:list-level-style-number>
      <text:list-level-style-number text:level="9" style:num-prefix="(" style:num-suffix=")" style:num-format="1">
        <style:list-level-properties text:space-before="5.08cm"/>
        <style:text-properties fo:color="#000000" fo:font-size="100%"/>
      </text:list-level-style-number>
      <text:list-level-style-number text:level="10" style:num-prefix="(" style:num-suffix=")" style:num-format="1">
        <style:list-level-properties text:space-before="5.08cm"/>
        <style:text-properties fo:color="#000000" fo:font-size="100%"/>
      </text:list-level-style-number>
    </text:list-style>
    <text:list-style style:name="L3">
      <text:list-level-style-bullet text:level="1" text:bullet-char="•">
        <style:list-level-properties text:min-label-width="0.8cm"/>
        <style:text-properties style:font-name="Verdana1" fo:color="#000000" fo:font-size="100%"/>
      </text:list-level-style-bullet>
      <text:list-level-style-bullet text:level="2" text:bullet-char="•">
        <style:list-level-properties text:space-before="1.27cm"/>
        <style:text-properties style:font-name="Verdana1" fo:color="#000000" fo:font-size="100%"/>
      </text:list-level-style-bullet>
      <text:list-level-style-bullet text:level="3" text:bullet-char="•">
        <style:list-level-properties text:space-before="2.54cm"/>
        <style:text-properties style:font-name="Verdana1" fo:color="#000000" fo:font-size="100%"/>
      </text:list-level-style-bullet>
      <text:list-level-style-bullet text:level="4" text:bullet-char="•">
        <style:list-level-properties text:space-before="3.81cm"/>
        <style:text-properties style:font-name="Verdana1" fo:color="#000000" fo:font-size="100%"/>
      </text:list-level-style-bullet>
      <text:list-level-style-bullet text:level="5" text:bullet-char="•">
        <style:list-level-properties text:space-before="5.08cm"/>
        <style:text-properties style:font-name="Verdana1" fo:color="#000000" fo:font-size="100%"/>
      </text:list-level-style-bullet>
      <text:list-level-style-bullet text:level="6" text:bullet-char="•">
        <style:list-level-properties text:space-before="5.08cm"/>
        <style:text-properties style:font-name="Verdana1" fo:color="#000000" fo:font-size="100%"/>
      </text:list-level-style-bullet>
      <text:list-level-style-bullet text:level="7" text:bullet-char="•">
        <style:list-level-properties text:space-before="5.08cm"/>
        <style:text-properties style:font-name="Verdana1" fo:color="#000000" fo:font-size="100%"/>
      </text:list-level-style-bullet>
      <text:list-level-style-bullet text:level="8" text:bullet-char="•">
        <style:list-level-properties text:space-before="5.08cm"/>
        <style:text-properties style:font-name="Verdana1" fo:color="#000000" fo:font-size="100%"/>
      </text:list-level-style-bullet>
      <text:list-level-style-bullet text:level="9" text:bullet-char="•">
        <style:list-level-properties text:space-before="5.08cm"/>
        <style:text-properties style:font-name="Verdana1" fo:color="#000000" fo:font-size="100%"/>
      </text:list-level-style-bullet>
      <text:list-level-style-bullet text:level="10" text:bullet-char="•">
        <style:list-level-properties text:space-before="5.08cm"/>
        <style:text-properties style:font-name="Verdana1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style:font-name="Verdana1" fo:color="#000000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3" text:bullet-char="°">
        <style:list-level-properties text:space-before="2.54cm" text:min-label-width="0.635cm"/>
        <style:text-properties style:font-name="Verdana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Verdana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Verdana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Verdana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Verdana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Verdana1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1.353cm"/>
        <style:text-properties style:font-name="Verdana1" fo:color="#000000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3" text:bullet-char="°">
        <style:list-level-properties text:space-before="2.54cm" text:min-label-width="0.635cm"/>
        <style:text-properties style:font-name="Verdana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Verdana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Verdana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Verdana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Verdana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Verdana1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ystem Modelling and Semantic Web – Spring 2021</presentation:footer-decl>
      <presentation:date-time-decl presentation:name="dtd1" presentation:source="fixed">Hans-Gert Gräbe</presentation:date-time-decl>
      <draw:page draw:name="page1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custom-shape draw:style-name="gr1" draw:text-style-name="P2" draw:layer="layout" svg:width="3.577cm" svg:height="1.114cm" svg:x="-0.06cm" svg:y="2.919cm">
          <text:p text:style-name="P1"><text:span text:style-name="T1"><text:s text:c="2"/>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4.445cm" svg:height="0.763cm" svg:x="1.482cm" svg:y="4.868cm">
          <text:p/>
          <draw:enhanced-geometry svg:viewBox="0 0 21600 21600" draw:type="mso-spt202" draw:enhanced-path="M 0 0 L 21600 0 21600 21600 0 21600 0 0 Z N"/>
        </draw:custom-shape>
        <draw:custom-shape draw:style-name="gr3" draw:text-style-name="P9" draw:layer="layout" svg:width="22.436cm" svg:height="14.182cm" svg:x="1.482cm" svg:y="3.175cm">
          <text:p text:style-name="P4"><text:span text:style-name="T2"/></text:p>
          <text:p text:style-name="P5"><text:span text:style-name="T3">Modelling Sustainable Systems and Semantic Web</text:span></text:p>
          <text:p text:style-name="P4"><text:span text:style-name="T4">Systems and Development</text:span></text:p>
          <text:p text:style-name="P6"><text:span text:style-name="T5">Lecture in the Modul 10-202-2309 </text:span><text:span text:style-name="T5"><text:line-break/></text:span><text:span text:style-name="T5">for Master Computer Science</text:span></text:p>
          <text:p text:style-name="P7"><text:span text:style-name="T6">Prof. Dr. Hans-Gert Gräbe</text:span></text:p>
          <text:p text:style-name="P8"><text:span text:style-name="T6">http://informatik.uni-leipzig.de/~graeb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617cm" svg:height="10.213cm" svg:x="2.452cm" svg:y="2.042cm" draw:page-number="1"/>
          <draw:frame presentation:style-name="pr1" draw:text-style-name="P10" draw:layer="layout" svg:width="13.591cm" svg:height="12.278cm" svg:x="2.464cm" svg:y="12.934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4" draw:text-style-name="P12" draw:layer="layout" svg:width="9.392cm" svg:height="1.277cm" svg:x="1.294cm" svg:y="0.088cm">
          <text:p text:style-name="P11"><text:span text:style-name="T7">Modelling Systems</text:span></text:p>
          <draw:enhanced-geometry svg:viewBox="0 0 21600 21600" draw:type="mso-spt202" draw:enhanced-path="M 0 0 L 21600 0 21600 21600 0 21600 0 0 Z N"/>
        </draw:custom-shape>
        <draw:custom-shape draw:style-name="gr5" draw:text-style-name="P16" draw:layer="layout" svg:width="23.2cm" svg:height="8.606cm" svg:x="1.2cm" svg:y="3.7cm">
          <text:p text:style-name="P13"><text:span text:style-name="T8">Modelling Systems</text:span></text:p>
          <text:p text:style-name="P14"><text:span text:style-name="T9">Two problems:</text:span></text:p>
          <text:list text:style-name="L2">
            <text:list-item>
              <text:p text:style-name="P14"><text:span text:style-name="T9"><text:s/></text:span><text:span text:style-name="T9">Build new system</text:span></text:p>
            </text:list-item>
            <text:list-item>
              <text:p text:style-name="P14"><text:span text:style-name="T9"><text:s/></text:span><text:span text:style-name="T9">Rebuild existing system</text:span></text:p>
            </text:list-item>
          </text:list>
          <text:p text:style-name="P15"><text:span text:style-name="T9">(1) can be consideres as a special case of (2), since every need </text:span><text:span text:style-name="T9">for a new system comes with at least </text:span><text:span text:style-name="T10">rough ideas </text:span><text:span text:style-name="T9">about that </text:span><text:span text:style-name="T9">new system, so there is also under (1) an at least </text:span><text:span text:style-name="T10">rough </text:span><text:span text:style-name="T10">description form </text:span><text:span text:style-name="T9">of the system to be created.</text:span></text:p>
          <draw:enhanced-geometry svg:viewBox="0 0 21600 21600" draw:type="mso-spt202" draw:enhanced-path="M 0 0 L 21600 0 21600 21600 0 21600 0 0 Z N"/>
        </draw:custom-shape>
        <draw:custom-shape draw:style-name="gr6" draw:text-style-name="P17" xml:id="id1" draw:id="id1" draw:layer="layout" svg:width="4.4cm" svg:height="2.4cm" svg:x="2.4cm" svg:y="14cm">
          <text:p text:style-name="P17"><text:span text:style-name="T11">System</text:span><text:span text:style-name="T11"><text:line-break/></text:span><text:span text:style-name="T11">as it is</text:span></text:p>
          <draw:enhanced-geometry svg:viewBox="0 0 21600 21600" draw:type="rectangle" draw:enhanced-path="M 0 0 L 21600 0 21600 21600 0 21600 0 0 Z N"/>
        </draw:custom-shape>
        <draw:custom-shape draw:style-name="gr7" draw:text-style-name="P19" xml:id="id3" draw:id="id3" draw:layer="layout" svg:width="5.4cm" svg:height="2.6cm" svg:x="15.2cm" svg:y="13.9cm">
          <text:p text:style-name="P18"><text:span text:style-name="T11">System </text:span><text:span text:style-name="T11"><text:line-break/></text:span><text:span text:style-name="T11">as required</text:span></text:p>
          <draw:enhanced-geometry svg:viewBox="0 0 21600 21600" draw:type="rectangle" draw:enhanced-path="M 0 0 L 21600 0 21600 21600 0 21600 0 0 Z N"/>
        </draw:custom-shape>
        <draw:connector draw:style-name="gr8" xml:id="id2" draw:id="id2" draw:layer="layout" svg:x1="6.8cm" svg:y1="15.2cm" svg:x2="6.8cm" svg:y2="15.2cm" draw:start-shape="id1" draw:start-glue-point="1" draw:end-shape="id1" draw:end-glue-point="1" svg:d="M6800 15200z" svg:viewBox="0 0 1 1">
          <text:p/>
        </draw:connector>
        <draw:connector draw:style-name="gr9" draw:text-style-name="P20" draw:layer="layout" svg:x1="6.8cm" svg:y1="15.2cm" svg:x2="15.2cm" svg:y2="15.2cm" draw:start-shape="id2" draw:start-glue-point="0" draw:end-shape="id3" draw:end-glue-point="3" svg:d="M6800 15200h8400" svg:viewBox="0 0 8401 1">
          <text:p/>
        </draw:connector>
        <draw:frame draw:style-name="gr10" draw:text-style-name="P21" draw:layer="layout" svg:width="5.916cm" svg:height="1.098cm" svg:x="8cm" svg:y="13.9cm">
          <draw:text-box>
            <text:p><text:span text:style-name="T11">Tr</text:span><text:span text:style-name="T11">an</text:span><text:span text:style-name="T11">sfo</text:span><text:span text:style-name="T11">rm</text:span><text:span text:style-name="T11">ati</text:span><text:span text:style-name="T11">on</text:span></text:p>
          </draw:text-box>
        </draw:frame>
        <presentation:notes draw:style-name="dp4">
          <draw:page-thumbnail draw:style-name="gr11" draw:layer="layout" svg:width="13.617cm" svg:height="10.214cm" svg:x="2.451cm" svg:y="2.041cm" draw:page-number="2" presentation:class="page"/>
          <draw:frame presentation:style-name="pr2" draw:text-style-name="P22" draw:layer="layout" svg:width="13.591cm" svg:height="12.252cm" svg:x="2.464cm" svg:y="12.934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12" draw:text-style-name="P24" xml:id="id7" draw:id="id7" draw:layer="layout" svg:width="6.7cm" svg:height="2.4cm" svg:x="16.6cm" svg:y="11.7cm">
          <text:p text:style-name="P23"><text:span text:style-name="T11">System how </text:span><text:span text:style-name="T11"><text:line-break/></text:span><text:span text:style-name="T11">it has become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23.2cm" svg:height="6.065cm" svg:x="1.2cm" svg:y="2.6cm">
          <text:p text:style-name="P13"><text:span text:style-name="T8">Modelling Systems</text:span></text:p>
          <text:p text:style-name="P25"><text:span text:style-name="T9">This basic scheme fits not only technical systems, but also the modelling of social, socio-ecological and cultural systems, so it is sufficiently universal.</text:span></text:p>
          <text:p text:style-name="P25"><text:span text:style-name="T9">How does such a system evolve over time? </text:span></text:p>
          <draw:enhanced-geometry svg:viewBox="0 0 21600 21600" draw:type="mso-spt202" draw:enhanced-path="M 0 0 L 21600 0 21600 21600 0 21600 0 0 Z N"/>
        </draw:custom-shape>
        <draw:custom-shape draw:style-name="gr13" draw:text-style-name="P24" xml:id="id4" draw:id="id4" draw:layer="layout" svg:width="4.4cm" svg:height="2.4cm" svg:x="2.4cm" svg:y="14cm">
          <text:p text:style-name="P23"><text:span text:style-name="T11">System</text:span><text:span text:style-name="T11"><text:line-break/></text:span><text:span text:style-name="T11">as it is</text:span></text:p>
          <draw:enhanced-geometry svg:viewBox="0 0 21600 21600" draw:type="rectangle" draw:enhanced-path="M 0 0 L 21600 0 21600 21600 0 21600 0 0 Z N"/>
        </draw:custom-shape>
        <draw:custom-shape draw:style-name="gr14" draw:text-style-name="P19" xml:id="id6" draw:id="id6" draw:layer="layout" svg:width="5.4cm" svg:height="2.6cm" svg:x="15.2cm" svg:y="13.9cm">
          <text:p text:style-name="P18"><text:span text:style-name="T11">System </text:span><text:span text:style-name="T11"><text:line-break/></text:span><text:span text:style-name="T11">as required</text:span></text:p>
          <draw:enhanced-geometry svg:viewBox="0 0 21600 21600" draw:type="rectangle" draw:enhanced-path="M 0 0 L 21600 0 21600 21600 0 21600 0 0 Z N"/>
        </draw:custom-shape>
        <draw:connector draw:style-name="gr8" xml:id="id5" draw:id="id5" draw:layer="layout" svg:x1="6.8cm" svg:y1="15.2cm" svg:x2="6.8cm" svg:y2="15.2cm" draw:start-shape="id4" draw:start-glue-point="1" draw:end-shape="id4" draw:end-glue-point="1" svg:d="M6800 15200z" svg:viewBox="0 0 1 1">
          <text:p/>
        </draw:connector>
        <draw:connector draw:style-name="gr15" draw:text-style-name="P20" draw:layer="layout" svg:x1="6.8cm" svg:y1="15.2cm" svg:x2="15.2cm" svg:y2="15.2cm" draw:start-shape="id5" draw:start-glue-point="0" draw:end-shape="id6" draw:end-glue-point="3" svg:d="M6800 15200h8400" svg:viewBox="0 0 8401 1">
          <text:p/>
        </draw:connector>
        <draw:frame draw:style-name="gr16" draw:text-style-name="P21" draw:layer="layout" svg:width="5.916cm" svg:height="1.945cm" svg:x="8.2cm" svg:y="15.3cm">
          <draw:text-box>
            <text:p text:style-name="P27"><text:span text:style-name="T11">De</text:span><text:span text:style-name="T11">sire</text:span><text:span text:style-name="T11">d</text:span><text:span text:style-name="T11"><text:line-break/></text:span><text:span text:style-name="T11">Tra</text:span><text:span text:style-name="T11">nsf</text:span><text:span text:style-name="T11">or</text:span><text:span text:style-name="T11">ma</text:span><text:span text:style-name="T11">tio</text:span><text:span text:style-name="T11">n</text:span></text:p>
          </draw:text-box>
        </draw:frame>
        <draw:frame draw:style-name="gr16" draw:text-style-name="P21" draw:layer="layout" svg:width="5.916cm" svg:height="1.945cm" svg:x="8.2cm" svg:y="11.5cm">
          <draw:text-box>
            <text:p><text:span text:style-name="T11">Act</text:span><text:span text:style-name="T11">ual</text:span></text:p>
            <text:p><text:span text:style-name="T11">Tra</text:span><text:span text:style-name="T11">nsf</text:span><text:span text:style-name="T11">or</text:span><text:span text:style-name="T11">ma</text:span><text:span text:style-name="T11">tio</text:span><text:span text:style-name="T11">n</text:span></text:p>
          </draw:text-box>
        </draw:frame>
        <draw:connector draw:style-name="gr17" draw:text-style-name="P20" draw:layer="layout" draw:type="line" svg:x1="6.8cm" svg:y1="15.2cm" svg:x2="16.6cm" svg:y2="12.9cm" draw:start-shape="id5" draw:start-glue-point="0" draw:end-shape="id7" draw:end-glue-point="3" svg:d="M6800 15200l9800-2300" svg:viewBox="0 0 9801 2301">
          <text:p/>
        </draw:connector>
        <draw:custom-shape draw:style-name="gr4" draw:text-style-name="P12" draw:layer="layout" svg:width="9.392cm" svg:height="1.277cm" svg:x="1.268cm" svg:y="0.192cm">
          <text:p text:style-name="P11"><text:span text:style-name="T7">Modelling Systems</text:span></text:p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11" draw:layer="layout" svg:width="13.617cm" svg:height="10.214cm" svg:x="2.451cm" svg:y="2.041cm" draw:page-number="3" presentation:class="page"/>
          <draw:frame presentation:style-name="pr2" draw:text-style-name="P22" draw:layer="layout" svg:width="13.591cm" svg:height="12.252cm" svg:x="2.464cm" svg:y="12.934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18" draw:text-style-name="P24" xml:id="id9" draw:id="id9" draw:layer="layout" svg:width="2.8cm" svg:height="2.4cm" svg:x="8.6cm" svg:y="3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1.081cm" svg:height="1.277cm" svg:x="1.649cm" svg:y="0.088cm">
          <text:p text:style-name="P11"><text:span text:style-name="T7">Systems Development</text:span></text:p>
          <draw:enhanced-geometry svg:viewBox="0 0 21600 21600" draw:type="mso-spt202" draw:enhanced-path="M 0 0 L 21600 0 21600 21600 0 21600 0 0 Z N"/>
        </draw:custom-shape>
        <draw:custom-shape draw:style-name="gr19" draw:text-style-name="P19" xml:id="id10" draw:id="id10" draw:layer="layout" svg:width="2.8cm" svg:height="2.3cm" svg:x="8.6cm" svg:y="5.8cm">
          <text:p/>
          <draw:enhanced-geometry svg:viewBox="0 0 21600 21600" draw:type="rectangle" draw:enhanced-path="M 0 0 L 21600 0 21600 21600 0 21600 0 0 Z N"/>
        </draw:custom-shape>
        <draw:connector draw:style-name="gr17" draw:text-style-name="P20" draw:layer="layout" draw:type="line" svg:x1="4.8cm" svg:y1="4.6cm" svg:x2="8.6cm" svg:y2="4.6cm" draw:start-shape="id8" draw:start-glue-point="1" draw:end-shape="id9" draw:end-glue-point="3" svg:d="M4800 4600h3800" svg:viewBox="0 0 3801 1">
          <text:p/>
        </draw:connector>
        <draw:connector draw:style-name="gr15" draw:text-style-name="P20" draw:layer="layout" draw:type="line" svg:x1="4.8cm" svg:y1="4.6cm" svg:x2="8.6cm" svg:y2="6.95cm" draw:start-shape="id8" draw:start-glue-point="1" draw:end-shape="id10" draw:end-glue-point="3" svg:d="M4800 4600l3800 2350" svg:viewBox="0 0 3801 2351">
          <text:p/>
        </draw:connector>
        <draw:custom-shape draw:style-name="gr18" draw:text-style-name="P24" xml:id="id11" draw:id="id11" draw:layer="layout" svg:width="2.8cm" svg:height="2.4cm" svg:x="14.5cm" svg:y="3.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9" xml:id="id13" draw:id="id13" draw:layer="layout" svg:width="2.8cm" svg:height="2.3cm" svg:x="14.5cm" svg:y="5.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4" xml:id="id12" draw:id="id12" draw:layer="layout" svg:width="2.8cm" svg:height="2.4cm" svg:x="20.1cm" svg:y="3.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9" xml:id="id14" draw:id="id14" draw:layer="layout" svg:width="2.8cm" svg:height="2.3cm" svg:x="20.1cm" svg:y="5.8cm">
          <text:p/>
          <draw:enhanced-geometry svg:viewBox="0 0 21600 21600" draw:type="rectangle" draw:enhanced-path="M 0 0 L 21600 0 21600 21600 0 21600 0 0 Z N"/>
        </draw:custom-shape>
        <draw:connector draw:style-name="gr17" draw:text-style-name="P20" draw:layer="layout" draw:type="line" svg:x1="11.4cm" svg:y1="4.6cm" svg:x2="14.5cm" svg:y2="4.6cm" draw:start-shape="id9" draw:start-glue-point="1" draw:end-shape="id11" draw:end-glue-point="3" svg:d="M11400 4600h3100" svg:viewBox="0 0 3101 1">
          <text:p/>
        </draw:connector>
        <draw:connector draw:style-name="gr17" draw:text-style-name="P20" draw:layer="layout" draw:type="line" svg:x1="17.3cm" svg:y1="4.6cm" svg:x2="20.1cm" svg:y2="4.6cm" draw:start-shape="id11" draw:start-glue-point="1" draw:end-shape="id12" draw:end-glue-point="3" svg:d="M17300 4600h2800" svg:viewBox="0 0 2801 1">
          <text:p/>
        </draw:connector>
        <draw:connector draw:style-name="gr15" draw:text-style-name="P20" draw:layer="layout" draw:type="line" svg:x1="11.4cm" svg:y1="6.95cm" svg:x2="14.5cm" svg:y2="6.95cm" draw:start-shape="id10" draw:start-glue-point="1" draw:end-shape="id13" draw:end-glue-point="3" svg:d="M11400 6950h3100" svg:viewBox="0 0 3101 1">
          <text:p/>
        </draw:connector>
        <draw:connector draw:style-name="gr15" draw:text-style-name="P20" draw:layer="layout" draw:type="line" svg:x1="17.3cm" svg:y1="6.95cm" svg:x2="20.1cm" svg:y2="6.95cm" draw:start-shape="id13" draw:start-glue-point="1" draw:end-shape="id14" draw:end-glue-point="3" svg:d="M17300 6950h2800" svg:viewBox="0 0 2801 1">
          <text:p/>
        </draw:connector>
        <draw:custom-shape draw:style-name="gr18" draw:text-style-name="P24" xml:id="id8" draw:id="id8" draw:layer="layout" svg:width="2.8cm" svg:height="2.4cm" svg:x="2cm" svg:y="3.4cm">
          <text:p/>
          <draw:enhanced-geometry svg:viewBox="0 0 21600 21600" draw:type="rectangle" draw:enhanced-path="M 0 0 L 21600 0 21600 21600 0 21600 0 0 Z N"/>
        </draw:custom-shape>
        <draw:frame draw:style-name="gr22" draw:text-style-name="P29" draw:layer="layout" svg:width="12.6cm" svg:height="7.627cm" svg:x="1.6cm" svg:y="10.2cm">
          <draw:text-box>
            <text:p text:style-name="P28"><text:span text:style-name="T12">Tra</text:span><text:span text:style-name="T12">nsit</text:span><text:span text:style-name="T12">ion</text:span><text:span text:style-name="T12">al </text:span><text:span text:style-name="T12">dev</text:span><text:span text:style-name="T12">elo</text:span><text:span text:style-name="T12">pm</text:span><text:span text:style-name="T12">ent </text:span><text:span text:style-name="T12">as </text:span><text:span text:style-name="T13">diff</text:span><text:span text:style-name="T13">ere</text:span><text:span text:style-name="T13">nt </text:span><text:span text:style-name="T13">ver</text:span><text:span text:style-name="T13">sio</text:span><text:span text:style-name="T13">ns </text:span><text:span text:style-name="T12">of </text:span><text:span text:style-name="T14">the </text:span><text:span text:style-name="T14">sys</text:span><text:span text:style-name="T14">te</text:span><text:span text:style-name="T14">m </text:span><text:span text:style-name="T14">ove</text:span><text:span text:style-name="T14">r </text:span><text:span text:style-name="T14">the </text:span><text:span text:style-name="T12">tim</text:span><text:span text:style-name="T12">e.</text:span></text:p>
            <text:p text:style-name="P28"><text:span text:style-name="T12">But </text:span><text:span text:style-name="T12">can </text:span><text:span text:style-name="T12">als</text:span><text:span text:style-name="T12">o </text:span><text:span text:style-name="T12">be </text:span><text:span text:style-name="T12">un</text:span><text:span text:style-name="T12">der</text:span><text:span text:style-name="T12">sto</text:span><text:span text:style-name="T12">od </text:span><text:span text:style-name="T12">as </text:span><text:span text:style-name="T12">dev</text:span><text:span text:style-name="T12">elo</text:span><text:span text:style-name="T12">pm</text:span><text:span text:style-name="T12">ent </text:span><text:span text:style-name="T12">in </text:span><text:span text:style-name="T12">tim</text:span><text:span text:style-name="T12">e </text:span><text:span text:style-name="T12">of </text:span><text:span text:style-name="T13">the </text:span><text:span text:style-name="T13">sa</text:span><text:span text:style-name="T13">me </text:span><text:span text:style-name="T13">sys</text:span><text:span text:style-name="T13">te</text:span><text:span text:style-name="T13">m</text:span><text:span text:style-name="T12">.</text:span></text:p>
            <text:p text:style-name="P28"><text:span text:style-name="T12">Tra</text:span><text:span text:style-name="T12">nsit</text:span><text:span text:style-name="T12">ion</text:span><text:span text:style-name="T12">al </text:span><text:span text:style-name="T12">ma</text:span><text:span text:style-name="T12">na</text:span><text:span text:style-name="T12">ge</text:span><text:span text:style-name="T12">me</text:span><text:span text:style-name="T12">nt </text:span><text:span text:style-name="T12">ver</text:span><text:span text:style-name="T12">sus </text:span><text:span text:style-name="T12">ada</text:span><text:span text:style-name="T12">pti</text:span><text:span text:style-name="T12">ve </text:span><text:span text:style-name="T12">ma</text:span><text:span text:style-name="T12">na</text:span><text:span text:style-name="T12">ge</text:span><text:span text:style-name="T12">me</text:span><text:span text:style-name="T12">nt.</text:span></text:p>
          </draw:text-box>
        </draw:frame>
        <draw:custom-shape draw:style-name="gr18" draw:text-style-name="P24" xml:id="id15" draw:id="id15" draw:layer="layout" svg:width="2.8cm" svg:height="2.4cm" svg:x="16.1cm" svg:y="10.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xml:id="id16" draw:id="id16" draw:layer="layout" svg:width="2.8cm" svg:height="2.3cm" svg:x="16.1cm" svg:y="13.1cm">
          <text:p/>
          <draw:enhanced-geometry svg:viewBox="0 0 21600 21600" draw:type="rectangle" draw:enhanced-path="M 0 0 L 21600 0 21600 21600 0 21600 0 0 Z N"/>
        </draw:custom-shape>
        <draw:connector draw:style-name="gr17" draw:text-style-name="P20" draw:layer="layout" draw:type="curve" draw:line-skew="0.807cm -0.611cm" svg:x1="18.9cm" svg:y1="11.9cm" svg:x2="17.5cm" svg:y2="10.7cm" draw:start-shape="id15" draw:start-glue-point="1" draw:end-shape="id15" draw:end-glue-point="0" svg:d="M18900 11900c1962 0 1636-1156 795-1873s-2195-995-2195 673" svg:viewBox="0 0 2857 2438">
          <text:p/>
        </draw:connector>
        <draw:connector draw:style-name="gr15" draw:text-style-name="P20" draw:layer="layout" draw:type="curve" draw:line-skew="0.612cm 0.912cm" svg:x1="18.9cm" svg:y1="14.25cm" svg:x2="17.5cm" svg:y2="15.4cm" draw:start-shape="id16" draw:start-glue-point="1" draw:end-shape="id16" draw:end-glue-point="2" svg:d="M18900 14250c1669 0 1391 1282 624 2099s-2024 1170-2024-949" svg:viewBox="0 0 2631 2738">
          <text:p/>
        </draw:connector>
        <presentation:notes draw:style-name="dp4">
          <draw:page-thumbnail draw:style-name="gr11" draw:layer="layout" svg:width="13.617cm" svg:height="10.214cm" svg:x="2.451cm" svg:y="2.041cm" draw:page-number="4" presentation:class="page"/>
          <draw:frame presentation:style-name="pr2" draw:text-style-name="P22" draw:layer="layout" svg:width="13.591cm" svg:height="12.252cm" svg:x="2.464cm" svg:y="12.934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draw:style-name="gr24" draw:text-style-name="P29" draw:layer="layout" svg:width="18cm" svg:height="10.168cm" svg:x="1.2cm" svg:y="3cm">
          <draw:text-box>
            <text:p text:style-name="P28"><text:span text:style-name="T11">Th</text:span><text:span text:style-name="T11">e </text:span><text:span text:style-name="T11">dev</text:span><text:span text:style-name="T11">elo</text:span><text:span text:style-name="T11">pm</text:span><text:span text:style-name="T11">ent </text:span><text:span text:style-name="T11">of </text:span><text:span text:style-name="T11">a </text:span><text:span text:style-name="T11">sys</text:span><text:span text:style-name="T11">te</text:span><text:span text:style-name="T11">m </text:span><text:span text:style-name="T11">can </text:span><text:span text:style-name="T11">the</text:span><text:span text:style-name="T11">ref</text:span><text:span text:style-name="T11">ore </text:span><text:span text:style-name="T11">be </text:span><text:span text:style-name="T11">con</text:span><text:span text:style-name="T11">cei</text:span><text:span text:style-name="T11">ved </text:span><text:span text:style-name="T11">as </text:span><text:span text:style-name="T11">a </text:span><text:span text:style-name="T11">con</text:span><text:span text:style-name="T11">tra</text:span><text:span text:style-name="T11">dict</text:span><text:span text:style-name="T11">ion </text:span><text:span text:style-name="T11">bet</text:span><text:span text:style-name="T11">we</text:span><text:span text:style-name="T11">en </text:span><text:span text:style-name="T11">an </text:span><text:span text:style-name="T15">ide</text:span><text:span text:style-name="T15">al </text:span><text:span text:style-name="T15">line </text:span><text:span text:style-name="T15">of </text:span><text:span text:style-name="T15">dev</text:span><text:span text:style-name="T15">elo</text:span><text:span text:style-name="T15">pm</text:span><text:span text:style-name="T15">ent </text:span><text:span text:style-name="T11">an</text:span><text:span text:style-name="T11">d a </text:span><text:span text:style-name="T15">rea</text:span><text:span text:style-name="T15">l </text:span><text:span text:style-name="T15">line </text:span><text:span text:style-name="T15">of </text:span><text:span text:style-name="T15">dev</text:span><text:span text:style-name="T15">elo</text:span><text:span text:style-name="T15">pm</text:span><text:span text:style-name="T15">ent</text:span><text:span text:style-name="T11">.</text:span></text:p>
            <text:p text:style-name="P28"><text:span text:style-name="T11">Thi</text:span><text:span text:style-name="T11">s </text:span><text:span text:style-name="T11">ide</text:span><text:span text:style-name="T11">a is </text:span><text:span text:style-name="T11">refl</text:span><text:span text:style-name="T11">ect</text:span><text:span text:style-name="T11">ed </text:span><text:span text:style-name="T11">in </text:span><text:span text:style-name="T11">the </text:span><text:span text:style-name="T11">TRI</text:span><text:span text:style-name="T11">Z </text:span><text:span text:style-name="T11">con</text:span><text:span text:style-name="T11">cep</text:span><text:span text:style-name="T11">t of </text:span><text:span text:style-name="T11">the </text:span><text:span text:style-name="T15">Ide</text:span><text:span text:style-name="T15">al </text:span><text:span text:style-name="T15">Fin</text:span><text:span text:style-name="T15">al </text:span><text:span text:style-name="T15">Res</text:span><text:span text:style-name="T15">ult </text:span><text:span text:style-name="T11">(IF</text:span><text:span text:style-name="T11">R).</text:span></text:p>
            <text:p text:style-name="P28"><text:span text:style-name="T11">In </text:span><text:span text:style-name="T11">the </text:span><text:span text:style-name="T11">(m</text:span><text:span text:style-name="T11">ath</text:span><text:span text:style-name="T11">em</text:span><text:span text:style-name="T11">atic</text:span><text:span text:style-name="T11">al) </text:span><text:span text:style-name="T15">Th</text:span><text:span text:style-name="T15">eor</text:span><text:span text:style-name="T15">y </text:span><text:span text:style-name="T15">of </text:span><text:span text:style-name="T15">Dy</text:span><text:span text:style-name="T15">na</text:span><text:span text:style-name="T15">mic</text:span><text:span text:style-name="T15">al </text:span><text:span text:style-name="T15">Sys</text:span><text:span text:style-name="T15">te</text:span><text:span text:style-name="T15">ms </text:span><text:span text:style-name="T11">(T</text:span><text:span text:style-name="T11">DS</text:span><text:span text:style-name="T11">), </text:span><text:span text:style-name="T11">sys</text:span><text:span text:style-name="T11">te</text:span><text:span text:style-name="T11">m </text:span><text:span text:style-name="T11">dev</text:span><text:span text:style-name="T11">elo</text:span><text:span text:style-name="T11">pm</text:span><text:span text:style-name="T11">ent </text:span><text:span text:style-name="T11">is </text:span><text:span text:style-name="T11">con</text:span><text:span text:style-name="T11">cei</text:span><text:span text:style-name="T11">ved </text:span><text:span text:style-name="T11">as </text:span><text:span text:style-name="T11">a </text:span><text:span text:style-name="T11">pro</text:span><text:span text:style-name="T11">gre</text:span><text:span text:style-name="T11">ssi</text:span><text:span text:style-name="T11">on </text:span><text:span text:style-name="T11">of </text:span><text:span text:style-name="T11">sta</text:span><text:span text:style-name="T11">tes</text:span><text:span text:style-name="T11">, </text:span><text:span text:style-name="T11">whi</text:span><text:span text:style-name="T11">ch </text:span><text:span text:style-name="T11">can </text:span><text:span text:style-name="T11">be </text:span><text:span text:style-name="T11">des</text:span><text:span text:style-name="T11">cri</text:span><text:span text:style-name="T11">be</text:span><text:span text:style-name="T11">d </text:span><text:span text:style-name="T11">by </text:span><text:span text:style-name="T11">fun</text:span><text:span text:style-name="T11">ctio</text:span><text:span text:style-name="T11">ns </text:span><text:span text:style-name="T11">f(t) </text:span><text:span text:style-name="T11">wit</text:span><text:span text:style-name="T11">h </text:span><text:span text:style-name="T11">val</text:span><text:span text:style-name="T11">ues </text:span><text:span text:style-name="T11">in a </text:span><text:span text:style-name="T11">ph</text:span><text:span text:style-name="T11">ase </text:span><text:span text:style-name="T11">spa</text:span><text:span text:style-name="T11">ce. <text:s/></text:span></text:p>
          </draw:text-box>
        </draw:frame>
        <draw:custom-shape draw:style-name="gr4" draw:text-style-name="P12" draw:layer="layout" svg:width="14.557cm" svg:height="1.277cm" svg:x="1.313cm" svg:y="0.088cm">
          <text:p text:style-name="P11"><text:span text:style-name="T7">Theory of Dynamical Systems</text:span></text:p>
          <draw:enhanced-geometry svg:viewBox="0 0 21600 21600" draw:type="mso-spt202" draw:enhanced-path="M 0 0 L 21600 0 21600 21600 0 21600 0 0 Z N"/>
        </draw:custom-shape>
        <draw:custom-shape draw:style-name="gr18" draw:text-style-name="P24" xml:id="id17" draw:id="id17" draw:layer="layout" svg:width="2.8cm" svg:height="2.4cm" svg:x="19.8cm" svg:y="4.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9" xml:id="id18" draw:id="id18" draw:layer="layout" svg:width="2.8cm" svg:height="2.3cm" svg:x="19.8cm" svg:y="6.7cm">
          <text:p/>
          <draw:enhanced-geometry svg:viewBox="0 0 21600 21600" draw:type="rectangle" draw:enhanced-path="M 0 0 L 21600 0 21600 21600 0 21600 0 0 Z N"/>
        </draw:custom-shape>
        <draw:connector draw:style-name="gr17" draw:text-style-name="P20" draw:layer="layout" draw:type="curve" draw:line-skew="0.807cm -0.611cm" svg:x1="22.6cm" svg:y1="5.5cm" svg:x2="21.2cm" svg:y2="4.3cm" draw:start-shape="id17" draw:start-glue-point="1" draw:end-shape="id17" draw:end-glue-point="0" svg:d="M22600 5500c1962 0 1636-1156 795-1873s-2195-995-2195 673" svg:viewBox="0 0 2857 2438">
          <text:p/>
        </draw:connector>
        <draw:connector draw:style-name="gr15" draw:text-style-name="P20" draw:layer="layout" draw:type="curve" draw:line-skew="0.612cm 0.912cm" svg:x1="22.6cm" svg:y1="7.85cm" svg:x2="21.2cm" svg:y2="9cm" draw:start-shape="id18" draw:start-glue-point="1" draw:end-shape="id18" draw:end-glue-point="2" svg:d="M22600 7850c1669 0 1391 1282 624 2099s-2024 1170-2024-949" svg:viewBox="0 0 2631 2738">
          <text:p/>
        </draw:connector>
        <draw:frame draw:style-name="gr26" draw:text-style-name="P30" draw:layer="layout" svg:width="23cm" svg:height="3.639cm" svg:x="1.2cm" svg:y="13.601cm">
          <draw:text-box>
            <text:p text:style-name="P28"><text:span text:style-name="T11">Th</text:span><text:span text:style-name="T11">e </text:span><text:span text:style-name="T15">ide</text:span><text:span text:style-name="T15">al </text:span><text:span text:style-name="T15">be</text:span><text:span text:style-name="T15">hav</text:span><text:span text:style-name="T15">iou</text:span><text:span text:style-name="T15">r </text:span><text:span text:style-name="T11">is </text:span><text:span text:style-name="T11">des</text:span><text:span text:style-name="T11">cri</text:span><text:span text:style-name="T11">be</text:span><text:span text:style-name="T11">d </text:span><text:span text:style-name="T11">by </text:span><text:span text:style-name="T11">ma</text:span><text:span text:style-name="T11">the</text:span><text:span text:style-name="T11">ma</text:span><text:span text:style-name="T11">tica</text:span><text:span text:style-name="T11">l </text:span><text:span text:style-name="T11">rel</text:span><text:span text:style-name="T11">ati</text:span><text:span text:style-name="T11">on-</text:span><text:span text:style-name="T11">shi</text:span><text:span text:style-name="T11">ps, </text:span><text:span text:style-name="T11">suc</text:span><text:span text:style-name="T11">h </text:span><text:span text:style-name="T11">as </text:span><text:span text:style-name="T11">diff</text:span><text:span text:style-name="T11">ere</text:span><text:span text:style-name="T11">nti</text:span><text:span text:style-name="T11">al </text:span><text:span text:style-name="T11">eq</text:span><text:span text:style-name="T11">uat</text:span><text:span text:style-name="T11">ion</text:span><text:span text:style-name="T11">s, </text:span><text:span text:style-name="T11">wh</text:span><text:span text:style-name="T11">ose </text:span><text:span text:style-name="T11">inv</text:span><text:span text:style-name="T11">ari</text:span><text:span text:style-name="T11">ant </text:span><text:span text:style-name="T11">sol</text:span><text:span text:style-name="T11">uti</text:span><text:span text:style-name="T11">ons </text:span><text:span text:style-name="T11">des</text:span><text:span text:style-name="T11">cri</text:span><text:span text:style-name="T11">be </text:span><text:span text:style-name="T11">a </text:span><text:span text:style-name="T11">par</text:span><text:span text:style-name="T11">tial </text:span><text:span text:style-name="T11">str</text:span><text:span text:style-name="T11">uct</text:span><text:span text:style-name="T11">ure </text:span><text:span text:style-name="T11">of </text:span><text:span text:style-name="T11">sta</text:span><text:span text:style-name="T11">ble </text:span><text:span text:style-name="T11">sta</text:span><text:span text:style-name="T11">tes </text:span><text:span text:style-name="T11">(</text:span><text:span text:style-name="T15">tr</text:span><text:span text:style-name="T15">aje</text:span><text:span text:style-name="T15">cto</text:span><text:span text:style-name="T15">ries</text:span><text:span text:style-name="T11">) in </text:span><text:span text:style-name="T11">ph</text:span><text:span text:style-name="T11">ase </text:span><text:span text:style-name="T11">spa</text:span><text:span text:style-name="T11">ce. </text:span></text:p>
          </draw:text-box>
        </draw:frame>
        <presentation:notes draw:style-name="dp4">
          <draw:page-thumbnail draw:style-name="gr11" draw:layer="layout" svg:width="13.617cm" svg:height="10.214cm" svg:x="2.451cm" svg:y="2.041cm" draw:page-number="5" presentation:class="page"/>
          <draw:frame presentation:style-name="pr2" draw:text-style-name="P22" draw:layer="layout" svg:width="13.591cm" svg:height="12.252cm" svg:x="2.464cm" svg:y="12.934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draw:style-name="gr27" draw:text-style-name="P29" draw:layer="layout" svg:width="23.6cm" svg:height="11.862cm" svg:x="1.2cm" svg:y="3cm">
          <draw:text-box>
            <text:p text:style-name="P31"><text:span text:style-name="T11">Th</text:span><text:span text:style-name="T11">ese </text:span><text:span text:style-name="T11">diff</text:span><text:span text:style-name="T11">ere</text:span><text:span text:style-name="T11">nti</text:span><text:span text:style-name="T11">al </text:span><text:span text:style-name="T11">eq</text:span><text:span text:style-name="T11">uat</text:span><text:span text:style-name="T11">ion</text:span><text:span text:style-name="T11">s </text:span><text:span text:style-name="T11">an</text:span><text:span text:style-name="T11">d </text:span><text:span text:style-name="T11">traj</text:span><text:span text:style-name="T11">ect</text:span><text:span text:style-name="T11">ori</text:span><text:span text:style-name="T11">es </text:span><text:span text:style-name="T11">are </text:span><text:span text:style-name="T11">par</text:span><text:span text:style-name="T11">t of </text:span><text:span text:style-name="T11">the </text:span><text:span text:style-name="T15">des</text:span><text:span text:style-name="T15">cri</text:span><text:span text:style-name="T15">pti</text:span><text:span text:style-name="T15">on </text:span><text:span text:style-name="T15">for</text:span><text:span text:style-name="T15">m </text:span><text:span text:style-name="T15">of </text:span><text:span text:style-name="T15">the </text:span><text:span text:style-name="T15">sys</text:span><text:span text:style-name="T15">te</text:span><text:span text:style-name="T15">m </text:span><text:span text:style-name="T11">an</text:span><text:span text:style-name="T11">d </text:span><text:span text:style-name="T11">thu</text:span><text:span text:style-name="T11">s </text:span><text:span text:style-name="T11">hav</text:span><text:span text:style-name="T11">e </text:span><text:span text:style-name="T11">alr</text:span><text:span text:style-name="T11">ead</text:span><text:span text:style-name="T11">y </text:span><text:span text:style-name="T11">bee</text:span><text:span text:style-name="T11">n </text:span><text:span text:style-name="T11">cre</text:span><text:span text:style-name="T11">ate</text:span><text:span text:style-name="T11">d </text:span><text:span text:style-name="T11">by </text:span><text:span text:style-name="T15">red</text:span><text:span text:style-name="T15">ucti</text:span><text:span text:style-name="T15">on </text:span><text:span text:style-name="T15">to </text:span><text:span text:style-name="T15">ess</text:span><text:span text:style-name="T15">ent</text:span><text:span text:style-name="T15">ials</text:span><text:span text:style-name="T11">. </text:span></text:p>
            <text:p text:style-name="P31"><text:span text:style-name="T11">In </text:span><text:span text:style-name="T11">the </text:span><text:span text:style-name="T11">mo</text:span><text:span text:style-name="T11">dell</text:span><text:span text:style-name="T11">ing </text:span><text:span text:style-name="T11">it is </text:span><text:span text:style-name="T11">ass</text:span><text:span text:style-name="T11">um</text:span><text:span text:style-name="T11">ed </text:span><text:span text:style-name="T11">tha</text:span><text:span text:style-name="T11">t </text:span><text:span text:style-name="T11">eve</text:span><text:span text:style-name="T11">ryt</text:span><text:span text:style-name="T11">hin</text:span><text:span text:style-name="T11">g </text:span><text:span text:style-name="T11">ess</text:span><text:span text:style-name="T11">ent</text:span><text:span text:style-name="T11">ial </text:span><text:span text:style-name="T11">is </text:span><text:span text:style-name="T11">tak</text:span><text:span text:style-name="T11">en </text:span><text:span text:style-name="T11">int</text:span><text:span text:style-name="T11">o </text:span><text:span text:style-name="T11">acc</text:span><text:span text:style-name="T11">ou</text:span><text:span text:style-name="T11">nt, </text:span><text:span text:style-name="T11">i.e. </text:span><text:span text:style-name="T11">tha</text:span><text:span text:style-name="T11">t </text:span><text:span text:style-name="T11">the </text:span><text:span text:style-name="T15">rea</text:span><text:span text:style-name="T15">l </text:span><text:span text:style-name="T15">te</text:span><text:span text:style-name="T15">mp</text:span><text:span text:style-name="T15">ora</text:span><text:span text:style-name="T15">l </text:span><text:span text:style-name="T15">dev</text:span><text:span text:style-name="T15">elo</text:span><text:span text:style-name="T15">pm</text:span><text:span text:style-name="T15">ent </text:span><text:span text:style-name="T11">r(t) </text:span><text:span text:style-name="T11">of </text:span><text:span text:style-name="T11">the </text:span><text:span text:style-name="T11">sys</text:span><text:span text:style-name="T11">te</text:span><text:span text:style-name="T11">m </text:span><text:span text:style-name="T11">diff</text:span><text:span text:style-name="T11">ers </text:span><text:span text:style-name="T11">fro</text:span><text:span text:style-name="T11">m </text:span><text:span text:style-name="T11">the </text:span><text:span text:style-name="T15">ide</text:span><text:span text:style-name="T15">al </text:span><text:span text:style-name="T15">te</text:span><text:span text:style-name="T15">mp</text:span><text:span text:style-name="T15">ora</text:span><text:span text:style-name="T15">l </text:span><text:span text:style-name="T15">dev</text:span><text:span text:style-name="T15">elo</text:span><text:span text:style-name="T15">pm</text:span><text:span text:style-name="T15">ent </text:span><text:span text:style-name="T11">f(t) </text:span><text:span text:style-name="T11">onl</text:span><text:span text:style-name="T11">y </text:span><text:span text:style-name="T11">by </text:span><text:span text:style-name="T11">a </text:span><text:span text:style-name="T11">sm</text:span><text:span text:style-name="T11">all </text:span><text:span text:style-name="T11">diff</text:span><text:span text:style-name="T11">ere</text:span><text:span text:style-name="T11">nce </text:span><text:span text:style-name="T11">d(t</text:span><text:span text:style-name="T11">)=r</text:span><text:span text:style-name="T11">(t)-</text:span><text:span text:style-name="T11">f(t)</text:span><text:span text:style-name="T11">, </text:span><text:span text:style-name="T11">whi</text:span><text:span text:style-name="T11">ch </text:span><text:span text:style-name="T15">is </text:span><text:span text:style-name="T15">insi</text:span><text:span text:style-name="T15">gni</text:span><text:span text:style-name="T15">fica</text:span><text:span text:style-name="T15">nt </text:span><text:span text:style-name="T15">for </text:span><text:span text:style-name="T15">the </text:span><text:span text:style-name="T15">sel</text:span><text:span text:style-name="T15">ect</text:span><text:span text:style-name="T15">ed </text:span><text:span text:style-name="T15">ess</text:span><text:span text:style-name="T15">ent</text:span><text:span text:style-name="T15">ial</text:span><text:span text:style-name="T11">. <text:s/></text:span></text:p>
            <text:p text:style-name="P31"><text:span text:style-name="T11">Wh</text:span><text:span text:style-name="T11">ile </text:span><text:span text:style-name="T11">f(t) </text:span><text:span text:style-name="T11">ena</text:span><text:span text:style-name="T11">ble</text:span><text:span text:style-name="T11">s a </text:span><text:span text:style-name="T15">qu</text:span><text:span text:style-name="T15">ant</text:span><text:span text:style-name="T15">itat</text:span><text:span text:style-name="T15">ive </text:span><text:span text:style-name="T15">pre</text:span><text:span text:style-name="T15">dict</text:span><text:span text:style-name="T15">ion </text:span><text:span text:style-name="T11">of </text:span><text:span text:style-name="T11">the </text:span><text:span text:style-name="T11">dev</text:span><text:span text:style-name="T11">elo</text:span><text:span text:style-name="T11">pm</text:span><text:span text:style-name="T11">ent </text:span><text:span text:style-name="T11">of </text:span><text:span text:style-name="T11">the </text:span><text:span text:style-name="T11">sys</text:span><text:span text:style-name="T11">te</text:span><text:span text:style-name="T11">m, </text:span><text:span text:style-name="T11">the </text:span><text:span text:style-name="T11">sta</text:span><text:span text:style-name="T11">te</text:span><text:span text:style-name="T11">me</text:span><text:span text:style-name="T11">nt </text:span><text:span text:style-name="T11">tha</text:span><text:span text:style-name="T11">t </text:span><text:span text:style-name="T11">d(t</text:span><text:span text:style-name="T11">) is </text:span><text:span text:style-name="T11">"s</text:span><text:span text:style-name="T11">mal</text:span><text:span text:style-name="T11">l" </text:span><text:span text:style-name="T11">or </text:span><text:span text:style-name="T11">"da</text:span><text:span text:style-name="T11">mp</text:span><text:span text:style-name="T11">ed" </text:span><text:span text:style-name="T11">is a </text:span><text:span text:style-name="T15">qu</text:span><text:span text:style-name="T15">alit</text:span><text:span text:style-name="T15">ati</text:span><text:span text:style-name="T15">ve </text:span><text:span text:style-name="T15">sta</text:span><text:span text:style-name="T15">te</text:span><text:span text:style-name="T15">me</text:span><text:span text:style-name="T15">nt </text:span><text:span text:style-name="T11">of </text:span><text:span text:style-name="T11">the </text:span><text:span text:style-name="T11">des</text:span><text:span text:style-name="T11">cri</text:span><text:span text:style-name="T11">pti</text:span><text:span text:style-name="T11">ve </text:span><text:span text:style-name="T11">for</text:span><text:span text:style-name="T11">m. <text:s/></text:span></text:p>
          </draw:text-box>
        </draw:frame>
        <draw:custom-shape draw:style-name="gr4" draw:text-style-name="P12" draw:layer="layout" svg:width="14.557cm" svg:height="1.277cm" svg:x="1.291cm" svg:y="0.187cm">
          <text:p text:style-name="P11"><text:span text:style-name="T7">Theory of Dynamical Systems</text:span></text:p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11" draw:layer="layout" svg:width="13.617cm" svg:height="10.214cm" svg:x="2.451cm" svg:y="2.041cm" draw:page-number="6" presentation:class="page"/>
          <draw:frame presentation:style-name="pr2" draw:text-style-name="P22" draw:layer="layout" svg:width="13.591cm" svg:height="12.252cm" svg:x="2.464cm" svg:y="12.934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draw:style-name="gr28" draw:text-style-name="P29" draw:layer="layout" svg:width="23.6cm" svg:height="9.321cm" svg:x="1.2cm" svg:y="3.1cm">
          <draw:text-box>
            <text:p text:style-name="P31"><text:span text:style-name="T11">Oft</text:span><text:span text:style-name="T11">en </text:span><text:span text:style-name="T11">one </text:span><text:span text:style-name="T11">als</text:span><text:span text:style-name="T11">o </text:span><text:span text:style-name="T11">res</text:span><text:span text:style-name="T11">tric</text:span><text:span text:style-name="T11">ts </text:span><text:span text:style-name="T11">one</text:span><text:span text:style-name="T11">self </text:span><text:span text:style-name="T11">wit</text:span><text:span text:style-name="T11">h </text:span><text:span text:style-name="T11">f(t) </text:span><text:span text:style-name="T11">to </text:span><text:span text:style-name="T11">a </text:span><text:span text:style-name="T15">qu</text:span><text:span text:style-name="T15">alit</text:span><text:span text:style-name="T15">ati</text:span><text:span text:style-name="T15">ve </text:span><text:span text:style-name="T15">sta</text:span><text:span text:style-name="T15">te</text:span><text:span text:style-name="T15">me</text:span><text:span text:style-name="T15">nt </text:span><text:span text:style-name="T11">abo</text:span><text:span text:style-name="T11">ut </text:span><text:span text:style-name="T11">the </text:span><text:span text:style-name="T11">exa</text:span><text:span text:style-name="T11">ct </text:span><text:span text:style-name="T11">pos</text:span><text:span text:style-name="T11">itio</text:span><text:span text:style-name="T11">n </text:span><text:span text:style-name="T11">of </text:span><text:span text:style-name="T11">the </text:span><text:span text:style-name="T11">traj</text:span><text:span text:style-name="T11">ect</text:span><text:span text:style-name="T11">ori</text:span><text:span text:style-name="T11">es </text:span><text:span text:style-name="T11">as </text:span><text:span text:style-name="T11">inv</text:span><text:span text:style-name="T11">ari</text:span><text:span text:style-name="T11">ant</text:span><text:span text:style-name="T11">s in </text:span><text:span text:style-name="T11">the </text:span><text:span text:style-name="T11">sol</text:span><text:span text:style-name="T11">uti</text:span><text:span text:style-name="T11">on </text:span><text:span text:style-name="T11">spa</text:span><text:span text:style-name="T11">ce </text:span><text:span text:style-name="T11">an</text:span><text:span text:style-name="T11">d </text:span><text:span text:style-name="T11">thu</text:span><text:span text:style-name="T11">s </text:span><text:span text:style-name="T11">to </text:span><text:span text:style-name="T11">the </text:span><text:span text:style-name="T11">sta</text:span><text:span text:style-name="T11">te</text:span><text:span text:style-name="T11">me</text:span><text:span text:style-name="T11">nt </text:span><text:span text:style-name="T11">tha</text:span><text:span text:style-name="T11">t </text:span><text:span text:style-name="T11">r(t) </text:span><text:span text:style-name="T11">osc</text:span><text:span text:style-name="T11">illat</text:span><text:span text:style-name="T11">es </text:span><text:span text:style-name="T11">aro</text:span><text:span text:style-name="T11">un</text:span><text:span text:style-name="T11">d </text:span><text:span text:style-name="T11">the</text:span><text:span text:style-name="T11">se </text:span><text:span text:style-name="T11">traj</text:span><text:span text:style-name="T11">ect</text:span><text:span text:style-name="T11">ori</text:span><text:span text:style-name="T11">es </text:span><text:span text:style-name="T11">in a </text:span><text:span text:style-name="T11">da</text:span><text:span text:style-name="T11">mp</text:span><text:span text:style-name="T11">ed </text:span><text:span text:style-name="T11">ma</text:span><text:span text:style-name="T11">nn</text:span><text:span text:style-name="T11">er. </text:span><text:span text:style-name="T11">Th</text:span><text:span text:style-name="T11">ese </text:span><text:span text:style-name="T11">traj</text:span><text:span text:style-name="T11">ect</text:span><text:span text:style-name="T11">ori</text:span><text:span text:style-name="T11">es </text:span><text:span text:style-name="T11">see</text:span><text:span text:style-name="T11">m </text:span><text:span text:style-name="T11">to </text:span><text:span text:style-name="T11">"m</text:span><text:span text:style-name="T11">agi</text:span><text:span text:style-name="T11">call</text:span><text:span text:style-name="T11">y" </text:span><text:span text:style-name="T11">att</text:span><text:span text:style-name="T11">rac</text:span><text:span text:style-name="T11">t </text:span><text:span text:style-name="T11">the </text:span><text:span text:style-name="T11">rea</text:span><text:span text:style-name="T11">l </text:span><text:span text:style-name="T11">sta</text:span><text:span text:style-name="T11">tes </text:span><text:span text:style-name="T11">an</text:span><text:span text:style-name="T11">d </text:span><text:span text:style-name="T11">are </text:span><text:span text:style-name="T11">the</text:span><text:span text:style-name="T11">ref</text:span><text:span text:style-name="T11">ore </text:span><text:span text:style-name="T11">als</text:span><text:span text:style-name="T11">o </text:span><text:span text:style-name="T11">call</text:span><text:span text:style-name="T11">ed </text:span><text:span text:style-name="T15">att</text:span><text:span text:style-name="T15">rac</text:span><text:span text:style-name="T15">tor</text:span><text:span text:style-name="T15">s</text:span><text:span text:style-name="T11">.</text:span></text:p>
            <text:p text:style-name="P31"><text:span text:style-name="T11">For </text:span><text:span text:style-name="T11">exa</text:span><text:span text:style-name="T11">mp</text:span><text:span text:style-name="T11">le, </text:span><text:span text:style-name="T11">the </text:span><text:span text:style-name="T11">Ear</text:span><text:span text:style-name="T11">th </text:span><text:span text:style-name="T11">mo</text:span><text:span text:style-name="T11">ves </text:span><text:span text:style-name="T11">on </text:span><text:span text:style-name="T11">an </text:span><text:span text:style-name="T11">elli</text:span><text:span text:style-name="T11">ptic</text:span><text:span text:style-name="T11">al </text:span><text:span text:style-name="T11">orb</text:span><text:span text:style-name="T11">it </text:span><text:span text:style-name="T11">aro</text:span><text:span text:style-name="T11">un</text:span><text:span text:style-name="T11">d </text:span><text:span text:style-name="T11">the </text:span><text:span text:style-name="T11">Su</text:span><text:span text:style-name="T11">n </text:span><text:span text:style-name="T11">in </text:span><text:span text:style-name="T11">the </text:span><text:span text:style-name="T11">sen</text:span><text:span text:style-name="T11">se </text:span><text:span text:style-name="T11">tha</text:span><text:span text:style-name="T11">t </text:span><text:span text:style-name="T11">rea</text:span><text:span text:style-name="T11">l </text:span><text:span text:style-name="T11">dev</text:span><text:span text:style-name="T11">iati</text:span><text:span text:style-name="T11">ons </text:span><text:span text:style-name="T11">fro</text:span><text:span text:style-name="T11">m </text:span><text:span text:style-name="T11">this </text:span><text:span text:style-name="T11">orb</text:span><text:span text:style-name="T11">it </text:span><text:span text:style-name="T11">are </text:span><text:span text:style-name="T11">alw</text:span><text:span text:style-name="T11">ays </text:span><text:span text:style-name="T11">co</text:span><text:span text:style-name="T11">mp</text:span><text:span text:style-name="T11">ens</text:span><text:span text:style-name="T11">ate</text:span><text:span text:style-name="T11">d </text:span><text:span text:style-name="T11">for. </text:span></text:p>
          </draw:text-box>
        </draw:frame>
        <draw:custom-shape draw:style-name="gr4" draw:text-style-name="P12" draw:layer="layout" svg:width="14.557cm" svg:height="1.277cm" svg:x="1.291cm" svg:y="0.187cm">
          <text:p text:style-name="P11"><text:span text:style-name="T7">Theory of Dynamical Systems</text:span></text:p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11" draw:layer="layout" svg:width="13.617cm" svg:height="10.214cm" svg:x="2.451cm" svg:y="2.041cm" draw:page-number="7" presentation:class="page"/>
          <draw:frame presentation:style-name="pr2" draw:text-style-name="P22" draw:layer="layout" svg:width="13.591cm" svg:height="12.252cm" svg:x="2.464cm" svg:y="12.934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9" draw:text-style-name="P24" xml:id="id19" draw:id="id19" draw:layer="layout" svg:width="7.9cm" svg:height="7cm" svg:x="2cm" svg:y="3.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xml:id="id20" draw:id="id20" draw:layer="layout" svg:width="7.9cm" svg:height="5.799cm" svg:x="2cm" svg:y="10.8cm">
          <text:p/>
          <draw:enhanced-geometry svg:viewBox="0 0 21600 21600" draw:type="rectangle" draw:enhanced-path="M 0 0 L 21600 0 21600 21600 0 21600 0 0 Z N"/>
        </draw:custom-shape>
        <draw:connector draw:style-name="gr17" draw:text-style-name="P20" draw:layer="layout" draw:type="curve" draw:line-skew="0.807cm -0.611cm" svg:x1="9.9cm" svg:y1="7.3cm" svg:x2="5.95cm" svg:y2="3.8cm" draw:start-shape="id19" draw:start-glue-point="1" draw:end-shape="id19" draw:end-glue-point="0" svg:d="M9900 7300c1962 0 1635-2306 157-3598s-4107-1570-4107 98" svg:viewBox="0 0 5320 4661">
          <text:p/>
        </draw:connector>
        <draw:connector draw:style-name="gr15" draw:text-style-name="P20" draw:layer="layout" draw:type="curve" draw:line-skew="1.482cm 0.492cm" svg:x1="9.9cm" svg:y1="13.699cm" svg:x2="5.95cm" svg:y2="16.599cm" draw:start-shape="id20" draw:start-glue-point="1" draw:end-shape="id20" draw:end-glue-point="2" svg:d="M9900 13699c2974 0 2479 1946 748 3043s-4698 1345-4698-143" svg:viewBox="0 0 6090 3942">
          <text:p/>
        </draw:connector>
        <draw:custom-shape draw:style-name="gr31" draw:text-style-name="P32" draw:layer="layout" svg:width="4.4cm" svg:height="4cm" svg:x="3.8cm" svg:y="9.9cm">
          <text:p/>
          <draw:enhanced-geometry svg:viewBox="0 0 21600 21600" draw:text-areas="0 0 21600 21600" draw:type="circular-arrow" draw:modifiers="180 125.963142854721 4558.933270737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custom-shape draw:style-name="gr32" draw:text-style-name="P24" xml:id="id21" draw:id="id21" draw:layer="layout" svg:width="1.48cm" svg:height="1.016cm" svg:x="2.5cm" svg:y="11.159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9" xml:id="id22" draw:id="id22" draw:layer="layout" svg:width="1.48cm" svg:height="0.974cm" svg:x="2.5cm" svg:y="12.175cm">
            <text:p/>
            <draw:enhanced-geometry svg:viewBox="0 0 21600 21600" draw:type="rectangle" draw:enhanced-path="M 0 0 L 21600 0 21600 21600 0 21600 0 0 Z N"/>
          </draw:custom-shape>
          <draw:connector draw:style-name="gr17" draw:text-style-name="P20" draw:layer="layout" draw:type="curve" svg:x1="3.98cm" svg:y1="11.667cm" svg:x2="3.24cm" svg:y2="11.159cm" draw:start-shape="id21" draw:start-glue-point="1" draw:end-shape="id21" draw:end-glue-point="0" svg:d="M3980 11667c751 0 627-505 254-820s-994-439-994 312" svg:viewBox="0 0 1291 1068">
            <text:p/>
          </draw:connector>
          <draw:connector draw:style-name="gr15" draw:text-style-name="P20" draw:layer="layout" draw:type="curve" svg:x1="3.98cm" svg:y1="12.662cm" svg:x2="3.24cm" svg:y2="13.149cm" draw:start-shape="id22" draw:start-glue-point="1" draw:end-shape="id22" draw:end-glue-point="2" svg:d="M3980 12662c751 0 627 494 254 804s-994 434-994-317" svg:viewBox="0 0 1291 1048">
            <text:p/>
          </draw:connector>
        </draw:g>
        <draw:custom-shape draw:style-name="gr34" draw:text-style-name="P33" draw:layer="layout" svg:width="4.4cm" svg:height="4cm" svg:x="4.6cm" svg:y="5.2cm">
          <text:p/>
          <draw:enhanced-geometry svg:viewBox="0 0 21600 21600" draw:mirror-vertical="true" draw:text-areas="0 0 21600 21600" draw:type="circular-arrow" draw:modifiers="180 125.963142854721 4558.933270737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custom-shape draw:style-name="gr32" draw:text-style-name="P24" xml:id="id23" draw:id="id23" draw:layer="layout" svg:width="1.48cm" svg:height="1.016cm" svg:x="2.8cm" svg:y="6.024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9" xml:id="id24" draw:id="id24" draw:layer="layout" svg:width="1.48cm" svg:height="0.974cm" svg:x="2.8cm" svg:y="7.04cm">
            <text:p/>
            <draw:enhanced-geometry svg:viewBox="0 0 21600 21600" draw:type="rectangle" draw:enhanced-path="M 0 0 L 21600 0 21600 21600 0 21600 0 0 Z N"/>
          </draw:custom-shape>
          <draw:connector draw:style-name="gr17" draw:text-style-name="P20" draw:layer="layout" draw:type="curve" svg:x1="4.28cm" svg:y1="6.532cm" svg:x2="3.54cm" svg:y2="6.024cm" draw:start-shape="id23" draw:start-glue-point="1" draw:end-shape="id23" draw:end-glue-point="0" svg:d="M4280 6532c751 0 627-505 254-820s-994-439-994 312" svg:viewBox="0 0 1291 1068">
            <text:p/>
          </draw:connector>
          <draw:connector draw:style-name="gr15" draw:text-style-name="P20" draw:layer="layout" draw:type="curve" svg:x1="4.28cm" svg:y1="7.527cm" svg:x2="3.54cm" svg:y2="8.014cm" draw:start-shape="id24" draw:start-glue-point="1" draw:end-shape="id24" draw:end-glue-point="2" svg:d="M4280 7527c751 0 627 494 254 804s-994 434-994-317" svg:viewBox="0 0 1291 1048">
            <text:p/>
          </draw:connector>
        </draw:g>
        <draw:g>
          <draw:custom-shape draw:style-name="gr32" draw:text-style-name="P24" xml:id="id25" draw:id="id25" draw:layer="layout" svg:width="1.48cm" svg:height="1.016cm" svg:x="7cm" svg:y="5.459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9" xml:id="id26" draw:id="id26" draw:layer="layout" svg:width="1.48cm" svg:height="0.974cm" svg:x="7cm" svg:y="6.475cm">
            <text:p/>
            <draw:enhanced-geometry svg:viewBox="0 0 21600 21600" draw:type="rectangle" draw:enhanced-path="M 0 0 L 21600 0 21600 21600 0 21600 0 0 Z N"/>
          </draw:custom-shape>
          <draw:connector draw:style-name="gr17" draw:text-style-name="P20" draw:layer="layout" draw:type="curve" svg:x1="8.48cm" svg:y1="5.967cm" svg:x2="7.74cm" svg:y2="5.459cm" draw:start-shape="id25" draw:start-glue-point="1" draw:end-shape="id25" draw:end-glue-point="0" svg:d="M8480 5967c751 0 627-505 254-820s-994-439-994 312" svg:viewBox="0 0 1291 1068">
            <text:p/>
          </draw:connector>
          <draw:connector draw:style-name="gr15" draw:text-style-name="P20" draw:layer="layout" draw:type="curve" svg:x1="8.48cm" svg:y1="6.962cm" svg:x2="7.74cm" svg:y2="7.449cm" draw:start-shape="id26" draw:start-glue-point="1" draw:end-shape="id26" draw:end-glue-point="2" svg:d="M8480 6962c751 0 627 494 254 804s-994 434-994-317" svg:viewBox="0 0 1291 1048">
            <text:p/>
          </draw:connector>
        </draw:g>
        <draw:g>
          <draw:custom-shape draw:style-name="gr32" draw:text-style-name="P24" xml:id="id27" draw:id="id27" draw:layer="layout" svg:width="1.48cm" svg:height="1.016cm" svg:x="6.87cm" svg:y="12.85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9" xml:id="id28" draw:id="id28" draw:layer="layout" svg:width="1.48cm" svg:height="0.974cm" svg:x="6.87cm" svg:y="13.866cm">
            <text:p/>
            <draw:enhanced-geometry svg:viewBox="0 0 21600 21600" draw:type="rectangle" draw:enhanced-path="M 0 0 L 21600 0 21600 21600 0 21600 0 0 Z N"/>
          </draw:custom-shape>
          <draw:connector draw:style-name="gr17" draw:text-style-name="P20" draw:layer="layout" draw:type="curve" svg:x1="8.35cm" svg:y1="13.358cm" svg:x2="7.61cm" svg:y2="12.85cm" draw:start-shape="id27" draw:start-glue-point="1" draw:end-shape="id27" draw:end-glue-point="0" svg:d="M8350 13358c751 0 627-505 254-820s-994-439-994 312" svg:viewBox="0 0 1291 1068">
            <text:p/>
          </draw:connector>
          <draw:connector draw:style-name="gr15" draw:text-style-name="P20" draw:layer="layout" draw:type="curve" svg:x1="8.35cm" svg:y1="14.353cm" svg:x2="7.61cm" svg:y2="14.84cm" draw:start-shape="id28" draw:start-glue-point="1" draw:end-shape="id28" draw:end-glue-point="2" svg:d="M8350 14353c751 0 627 494 254 804s-994 434-994-317" svg:viewBox="0 0 1291 1048">
            <text:p/>
          </draw:connector>
        </draw:g>
        <draw:g>
          <draw:custom-shape draw:style-name="gr38" draw:text-style-name="P34" xml:id="id29" draw:id="id29" draw:layer="layout" svg:width="1.362cm" svg:height="1.019cm" svg:x="5.686cm" svg:y="9.24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35" xml:id="id30" draw:id="id30" draw:layer="layout" svg:width="1.362cm" svg:height="0.977cm" svg:x="5.686cm" svg:y="10.264cm">
            <text:p/>
            <draw:enhanced-geometry svg:viewBox="0 0 21600 21600" draw:type="rectangle" draw:enhanced-path="M 0 0 L 21600 0 21600 21600 0 21600 0 0 Z N"/>
          </draw:custom-shape>
          <draw:connector draw:style-name="gr40" draw:text-style-name="P36" draw:layer="layout" draw:type="curve" svg:x1="7.048cm" svg:y1="9.754cm" svg:x2="6.367cm" svg:y2="9.245cm" draw:start-shape="id29" draw:start-glue-point="1" draw:end-shape="id29" draw:end-glue-point="0" svg:d="M7048 9754c751 0 626-506 268-821s-949-441-949 312" svg:viewBox="0 0 1234 1070">
            <text:p/>
          </draw:connector>
          <draw:connector draw:style-name="gr41" draw:text-style-name="P36" draw:layer="layout" draw:type="curve" svg:x1="7.048cm" svg:y1="10.752cm" svg:x2="6.367cm" svg:y2="11.241cm" draw:start-shape="id30" draw:start-glue-point="1" draw:end-shape="id30" draw:end-glue-point="2" svg:d="M7048 10752c751 0 626 495 268 805s-949 434-949-316" svg:viewBox="0 0 1234 1049">
            <text:p/>
          </draw:connector>
        </draw:g>
        <draw:frame draw:style-name="gr42" draw:text-style-name="P38" draw:layer="layout" svg:width="12.2cm" svg:height="11.368cm" svg:x="12.6cm" svg:y="3.5cm">
          <draw:text-box>
            <text:p text:style-name="P31"><text:span text:style-name="T11">De</text:span><text:span text:style-name="T11">vel</text:span><text:span text:style-name="T11">op</text:span><text:span text:style-name="T11">me</text:span><text:span text:style-name="T11">nt </text:span></text:p>
            <text:list text:style-name="L3">
              <text:list-item>
                <text:p text:style-name="P37"><text:span text:style-name="T11">o</text:span><text:span text:style-name="T11">f </text:span><text:span text:style-name="T11">t</text:span><text:span text:style-name="T11">h</text:span><text:span text:style-name="T11">e </text:span><text:span text:style-name="T11">s</text:span><text:span text:style-name="T11">y</text:span><text:span text:style-name="T11">s</text:span><text:span text:style-name="T11">t</text:span><text:span text:style-name="T11">e</text:span><text:span text:style-name="T11">m</text:span><text:span text:style-name="T11"> </text:span><text:span text:style-name="T11">it</text:span><text:span text:style-name="T11">s</text:span><text:span text:style-name="T11">e</text:span><text:span text:style-name="T11">lf </text:span></text:p>
              </text:list-item>
              <text:list-item>
                <text:p text:style-name="P37"><text:span text:style-name="T11">t</text:span><text:span text:style-name="T11">h</text:span><text:span text:style-name="T11">e </text:span><text:span text:style-name="T11">c</text:span><text:span text:style-name="T11">o</text:span><text:span text:style-name="T11">m</text:span><text:span text:style-name="T11">p</text:span><text:span text:style-name="T11">o</text:span><text:span text:style-name="T11">n</text:span><text:span text:style-name="T11">e</text:span><text:span text:style-name="T11">n</text:span><text:span text:style-name="T11">t</text:span><text:span text:style-name="T11">s </text:span><text:span text:style-name="T11">i</text:span><text:span text:style-name="T11">n </text:span><text:span text:style-name="T11">t</text:span><text:span text:style-name="T11">h</text:span><text:span text:style-name="T11">e </text:span><text:span text:style-name="T11">s</text:span><text:span text:style-name="T11">y</text:span><text:span text:style-name="T11">s</text:span><text:span text:style-name="T11">t</text:span><text:span text:style-name="T11">e</text:span><text:span text:style-name="T11">m</text:span><text:span text:style-name="T11"> </text:span><text:span text:style-name="T11">a</text:span><text:span text:style-name="T11">n</text:span><text:span text:style-name="T11">d </text:span></text:p>
              </text:list-item>
              <text:list-item>
                <text:p text:style-name="P37"><text:span text:style-name="T11">t</text:span><text:span text:style-name="T11">h</text:span><text:span text:style-name="T11">e </text:span><text:span text:style-name="T11">r</text:span><text:span text:style-name="T11">e</text:span><text:span text:style-name="T11">l</text:span><text:span text:style-name="T11">a</text:span><text:span text:style-name="T11">ti</text:span><text:span text:style-name="T11">o</text:span><text:span text:style-name="T11">n</text:span><text:span text:style-name="T11">s</text:span><text:span text:style-name="T11">h</text:span><text:span text:style-name="T11">i</text:span><text:span text:style-name="T11">p</text:span><text:span text:style-name="T11">s </text:span><text:span text:style-name="T11">i</text:span><text:span text:style-name="T11">n </text:span><text:span text:style-name="T11">t</text:span><text:span text:style-name="T11">h</text:span><text:span text:style-name="T11">e </text:span><text:span text:style-name="T11">s</text:span><text:span text:style-name="T11">y</text:span><text:span text:style-name="T11">s</text:span><text:span text:style-name="T11">t</text:span><text:span text:style-name="T11">e</text:span><text:span text:style-name="T11">m</text:span></text:p>
              </text:list-item>
            </text:list>
            <text:p text:style-name="P31"><text:span text:style-name="T11">Ho</text:span><text:span text:style-name="T11">we</text:span><text:span text:style-name="T11">ver</text:span><text:span text:style-name="T11">, </text:span><text:span text:style-name="T11">let </text:span><text:span text:style-name="T11">us </text:span><text:span text:style-name="T11">firs</text:span><text:span text:style-name="T11">t </text:span><text:span text:style-name="T11">tak</text:span><text:span text:style-name="T11">e a </text:span><text:span text:style-name="T11">clo</text:span><text:span text:style-name="T11">ser </text:span><text:span text:style-name="T11">loo</text:span><text:span text:style-name="T11">k </text:span><text:span text:style-name="T11">at </text:span><text:span text:style-name="T11">ho</text:span><text:span text:style-name="T11">w </text:span><text:span text:style-name="T11">co</text:span><text:span text:style-name="T11">mp</text:span><text:span text:style-name="T11">lica</text:span><text:span text:style-name="T11">ted </text:span><text:span text:style-name="T11">traj</text:span><text:span text:style-name="T11">ect</text:span><text:span text:style-name="T11">ori</text:span><text:span text:style-name="T11">es </text:span><text:span text:style-name="T11">can </text:span><text:span text:style-name="T11">be.</text:span></text:p>
            <text:p text:style-name="P31"><text:span text:style-name="T11"/></text:p>
            <text:p text:style-name="P31"><text:span text:style-name="T11">Se</text:span><text:span text:style-name="T11">e </text:span><text:span text:style-name="T11">TD</text:span><text:span text:style-name="T11">S.</text:span><text:span text:style-name="T11">md</text:span></text:p>
          </draw:text-box>
        </draw:frame>
        <draw:custom-shape draw:style-name="gr4" draw:text-style-name="P12" draw:layer="layout" svg:width="14.557cm" svg:height="1.277cm" svg:x="1.291cm" svg:y="0.187cm">
          <text:p text:style-name="P11"><text:span text:style-name="T7">Theory of Dynamical Systems</text:span></text:p>
          <draw:enhanced-geometry svg:viewBox="0 0 21600 21600" draw:type="mso-spt202" draw:enhanced-path="M 0 0 L 21600 0 21600 21600 0 21600 0 0 Z N"/>
        </draw:custom-shape>
        <presentation:notes draw:style-name="dp5">
          <office:forms form:automatic-focus="false" form:apply-design-mode="false"/>
          <draw:page-thumbnail draw:style-name="gr11" draw:layer="layout" svg:width="13.617cm" svg:height="10.214cm" svg:x="2.451cm" svg:y="2.041cm" draw:page-number="8" presentation:class="page"/>
          <draw:frame presentation:style-name="pr2" draw:text-style-name="P22" draw:layer="layout" svg:width="13.591cm" svg:height="12.252cm" svg:x="2.464cm" svg:y="12.934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custom-shape draw:style-name="gr43" draw:text-style-name="P40" draw:layer="layout" svg:width="3.577cm" svg:height="1.114cm" svg:x="-0.06cm" svg:y="2.919cm">
          <text:p text:style-name="P39"><text:span text:style-name="T1"><text:s text:c="2"/></text:span></text:p>
          <draw:enhanced-geometry svg:viewBox="0 0 21600 21600" draw:type="mso-spt202" draw:enhanced-path="M 0 0 L 21600 0 21600 21600 0 21600 0 0 Z N"/>
        </draw:custom-shape>
        <draw:custom-shape draw:style-name="gr44" draw:text-style-name="P3" draw:layer="layout" svg:width="4.445cm" svg:height="0.763cm" svg:x="1.482cm" svg:y="4.868cm">
          <text:p/>
          <draw:enhanced-geometry svg:viewBox="0 0 21600 21600" draw:type="mso-spt202" draw:enhanced-path="M 0 0 L 21600 0 21600 21600 0 21600 0 0 Z N"/>
        </draw:custom-shape>
        <draw:custom-shape draw:style-name="gr45" draw:text-style-name="P42" draw:layer="layout" svg:width="22.436cm" svg:height="14.182cm" svg:x="1.482cm" svg:y="3.175cm">
          <text:p text:style-name="P41"><text:span text:style-name="T16">Immersive and submersive </text:span><text:span text:style-name="T16"><text:line-break/></text:span><text:span text:style-name="T16">System Theori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617cm" svg:height="10.213cm" svg:x="2.452cm" svg:y="2.042cm" draw:page-number="9"/>
          <draw:frame presentation:style-name="pr3" draw:text-style-name="P43" draw:layer="layout" svg:width="13.591cm" svg:height="12.251cm" svg:x="2.464cm" svg:y="12.934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45" draw:layer="layout" svg:width="24cm" svg:height="4.7cm" svg:x="0.8cm" svg:y="3.1cm" presentation:class="outline" presentation:user-transformed="true">
          <draw:text-box>
            <text:p text:style-name="P44"><text:span text:style-name="T17">In which structures one can investigate more complex relations of systems within supersystems?</text:span></text:p>
          </draw:text-box>
        </draw:frame>
        <draw:custom-shape draw:style-name="gr46" draw:text-style-name="P27" draw:layer="layout" svg:width="6.6cm" svg:height="6.6cm" svg:x="2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46" draw:layer="layout" svg:width="2.8cm" svg:height="3cm" svg:x="2.8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7" draw:layer="layout" svg:width="2.8cm" svg:height="2.8cm" svg:x="4.4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7" draw:layer="layout" svg:width="7.4cm" svg:height="7.4cm" svg:x="16.6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48" draw:layer="layout" svg:width="2cm" svg:height="2cm" svg:x="11.4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9" draw:layer="layout" svg:width="2cm" svg:height="2cm" svg:x="11.6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20" draw:layer="layout" svg:x1="14cm" svg:y1="10.4cm" svg:x2="16.2cm" svg:y2="11.4cm">
          <text:p/>
        </draw:line>
        <draw:line draw:style-name="gr52" draw:text-style-name="P20" draw:layer="layout" svg:x1="14.4cm" svg:y1="14.4cm" svg:x2="16.2cm" svg:y2="13.6cm">
          <text:p/>
        </draw:line>
        <draw:frame draw:style-name="gr53" draw:text-style-name="P21" draw:layer="layout" svg:width="1.8cm" svg:height="1.27cm" svg:x="14.6cm" svg:y="9.6cm">
          <draw:text-box>
            <text:p><text:span text:style-name="T11">f</text:span><text:span text:style-name="T18">1</text:span></text:p>
          </draw:text-box>
        </draw:frame>
        <draw:frame draw:style-name="gr53" draw:text-style-name="P21" draw:layer="layout" svg:width="1.8cm" svg:height="1.27cm" svg:x="14.5cm" svg:y="12.7cm">
          <draw:text-box>
            <text:p><text:span text:style-name="T11">f</text:span><text:span text:style-name="T18">2</text:span></text:p>
          </draw:text-box>
        </draw:frame>
        <draw:custom-shape draw:style-name="gr54" draw:text-style-name="P27" draw:layer="layout" svg:width="1.6cm" svg:height="1.8cm" svg:x="9.6cm" svg:y="11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>
          <draw:page-thumbnail draw:style-name="gr11" draw:layer="layout" svg:width="13.617cm" svg:height="10.214cm" svg:x="2.451cm" svg:y="2.041cm" draw:page-number="10" presentation:class="page"/>
          <draw:frame presentation:style-name="pr2" draw:text-style-name="P22" draw:layer="layout" svg:width="13.591cm" svg:height="12.252cm" svg:x="2.464cm" svg:y="12.934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45" draw:layer="layout" svg:width="24cm" svg:height="10.837cm" svg:x="0.8cm" svg:y="3.1cm" presentation:class="outline" presentation:user-transformed="true">
          <draw:text-box>
            <text:p text:style-name="P50"><text:span text:style-name="T19">Mathematical formulation of the question</text:span></text:p>
            <text:p text:style-name="P44"><text:span text:style-name="T17">We look for functions f</text:span><text:span text:style-name="T20">1</text:span><text:span text:style-name="T17"> : S</text:span><text:span text:style-name="T20">1</text:span><text:span text:style-name="T17"> → S, f</text:span><text:span text:style-name="T20">2</text:span><text:span text:style-name="T17"> : S</text:span><text:span text:style-name="T20">2</text:span><text:span text:style-name="T17"> → S.</text:span></text:p>
            <text:p text:style-name="P44"><text:span text:style-name="T21">Does for such a constellation exist a </text:span><text:span text:style-name="T22">universal categorial Object</text:span><text:span text:style-name="T21">, i.e. <text:s/>a universal U and universal maps </text:span><text:span text:style-name="T21"><text:line-break/></text:span><text:span text:style-name="T21">p</text:span><text:span text:style-name="T20">1</text:span><text:span text:style-name="T17"> : S</text:span><text:span text:style-name="T20">1</text:span><text:span text:style-name="T17"> → U, p</text:span><text:span text:style-name="T20">2</text:span><text:span text:style-name="T17"> : S</text:span><text:span text:style-name="T20">2</text:span><text:span text:style-name="T17"> → U, such that </text:span><text:span text:style-name="T23">for each triple (f</text:span><text:span text:style-name="T24">1</text:span><text:span text:style-name="T23">, f</text:span><text:span text:style-name="T24">2</text:span><text:span text:style-name="T23">, S)</text:span><text:span text:style-name="T17"> the above constellation may be written as </text:span></text:p>
            <text:p text:style-name="P44"><text:span text:style-name="T21">f</text:span><text:span text:style-name="T25">1</text:span><text:span text:style-name="T21"> = f </text:span><text:span text:style-name="T26">◦ </text:span><text:span text:style-name="T21">p</text:span><text:span text:style-name="T25">1</text:span><text:span text:style-name="T21"> : S</text:span><text:span text:style-name="T25">1</text:span><text:span text:style-name="T21"> → U → S, f</text:span><text:span text:style-name="T25">2</text:span><text:span text:style-name="T21"> = f </text:span><text:span text:style-name="T26">◦ </text:span><text:span text:style-name="T21">p</text:span><text:span text:style-name="T25">2</text:span><text:span text:style-name="T21"> : </text:span><text:span text:style-name="T17">S</text:span><text:span text:style-name="T20">2</text:span><text:span text:style-name="T17"> → U → S</text:span></text:p>
            <text:p text:style-name="P44"><text:span text:style-name="T26">for a suitable f = f</text:span><text:span text:style-name="T27">1</text:span><text:span text:style-name="T26"> </text:span><text:span text:style-name="T28">⊕ </text:span><text:span text:style-name="T29">f</text:span><text:span text:style-name="T30">2</text:span><text:span text:style-name="T26"> : U → S. U in such a case is called a </text:span><text:span text:style-name="T31">direct sum</text:span><text:span text:style-name="T26"> and we write U = S</text:span><text:span text:style-name="T27">1</text:span><text:span text:style-name="T26"> </text:span><text:span text:style-name="T28">∐</text:span><text:span text:style-name="T32"> S</text:span><text:span text:style-name="T33">2</text:span><text:span text:style-name="T32">.</text:span><text:span text:style-name="T26"> </text:span></text:p>
          </draw:text-box>
        </draw:frame>
        <draw:frame draw:style-name="gr53" draw:text-style-name="P21" draw:layer="layout" svg:width="1.8cm" svg:height="1.27cm" svg:x="4.3cm" svg:y="14.2cm">
          <draw:text-box>
            <text:p><text:span text:style-name="T11">f</text:span><text:span text:style-name="T18">1</text:span></text:p>
          </draw:text-box>
        </draw:frame>
        <draw:line draw:style-name="gr52" draw:text-style-name="P20" draw:layer="layout" svg:x1="3.9cm" svg:y1="14.902cm" svg:x2="5.8cm" svg:y2="15.902cm">
          <text:p/>
        </draw:line>
        <draw:line draw:style-name="gr52" draw:text-style-name="P20" draw:layer="layout" svg:x1="3.9cm" svg:y1="17.402cm" svg:x2="5.7cm" svg:y2="16.602cm">
          <text:p/>
        </draw:line>
        <draw:frame draw:style-name="gr53" draw:text-style-name="P21" draw:layer="layout" svg:width="1.8cm" svg:height="1.27cm" svg:x="4.2cm" svg:y="15.702cm">
          <draw:text-box>
            <text:p><text:span text:style-name="T11">f</text:span><text:span text:style-name="T18">2</text:span></text:p>
          </draw:text-box>
        </draw:frame>
        <draw:frame draw:style-name="gr53" draw:text-style-name="P21" draw:layer="layout" svg:width="1.6cm" svg:height="1.27cm" svg:x="2.4cm" svg:y="14.3cm">
          <draw:text-box>
            <text:p><text:span text:style-name="T11">S</text:span><text:span text:style-name="T18">1</text:span></text:p>
          </draw:text-box>
        </draw:frame>
        <draw:frame draw:style-name="gr53" draw:text-style-name="P21" draw:layer="layout" svg:width="1.6cm" svg:height="1.27cm" svg:x="2.3cm" svg:y="16.7cm">
          <draw:text-box>
            <text:p><text:span text:style-name="T11">S</text:span><text:span text:style-name="T18">2</text:span></text:p>
          </draw:text-box>
        </draw:frame>
        <draw:frame draw:style-name="gr55" draw:text-style-name="P21" draw:layer="layout" svg:width="1.6cm" svg:height="1.098cm" svg:x="5.7cm" svg:y="15.6cm">
          <draw:text-box>
            <text:p><text:span text:style-name="T11">S</text:span></text:p>
          </draw:text-box>
        </draw:frame>
        <draw:frame draw:style-name="gr53" draw:text-style-name="P21" draw:layer="layout" svg:width="1.8cm" svg:height="1.27cm" svg:x="14.5cm" svg:y="14.2cm">
          <draw:text-box>
            <text:p><text:span text:style-name="T34">p</text:span><text:span text:style-name="T18">1</text:span></text:p>
          </draw:text-box>
        </draw:frame>
        <draw:line draw:style-name="gr52" draw:text-style-name="P20" draw:layer="layout" svg:x1="14.1cm" svg:y1="14.902cm" svg:x2="16cm" svg:y2="15.902cm">
          <text:p/>
        </draw:line>
        <draw:line draw:style-name="gr52" draw:text-style-name="P20" draw:layer="layout" svg:x1="14.1cm" svg:y1="17.402cm" svg:x2="15.9cm" svg:y2="16.602cm">
          <text:p/>
        </draw:line>
        <draw:frame draw:style-name="gr53" draw:text-style-name="P21" draw:layer="layout" svg:width="1.8cm" svg:height="1.27cm" svg:x="14.4cm" svg:y="15.702cm">
          <draw:text-box>
            <text:p><text:span text:style-name="T34">p</text:span><text:span text:style-name="T18">2</text:span></text:p>
          </draw:text-box>
        </draw:frame>
        <draw:frame draw:style-name="gr53" draw:text-style-name="P21" draw:layer="layout" svg:width="1.6cm" svg:height="1.27cm" svg:x="12.6cm" svg:y="14.3cm">
          <draw:text-box>
            <text:p><text:span text:style-name="T11">S</text:span><text:span text:style-name="T18">1</text:span></text:p>
          </draw:text-box>
        </draw:frame>
        <draw:frame draw:style-name="gr53" draw:text-style-name="P21" draw:layer="layout" svg:width="1.6cm" svg:height="1.27cm" svg:x="12.5cm" svg:y="16.7cm">
          <draw:text-box>
            <text:p><text:span text:style-name="T11">S</text:span><text:span text:style-name="T18">2</text:span></text:p>
          </draw:text-box>
        </draw:frame>
        <draw:custom-shape draw:style-name="gr56" draw:text-style-name="P27" draw:layer="layout" svg:width="2.8cm" svg:height="1.2cm" svg:x="8.7cm" svg:y="1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5" draw:text-style-name="P21" draw:layer="layout" svg:width="1.6cm" svg:height="1.098cm" svg:x="19.6cm" svg:y="15.7cm">
          <draw:text-box>
            <text:p><text:span text:style-name="T11">S</text:span></text:p>
          </draw:text-box>
        </draw:frame>
        <draw:frame draw:style-name="gr55" draw:text-style-name="P21" draw:layer="layout" svg:width="1.6cm" svg:height="1.098cm" svg:x="16.1cm" svg:y="15.7cm">
          <draw:text-box>
            <text:p><text:span text:style-name="T11">U</text:span></text:p>
          </draw:text-box>
        </draw:frame>
        <draw:line draw:style-name="gr52" draw:text-style-name="P20" draw:layer="layout" svg:x1="17.5cm" svg:y1="16.3cm" svg:x2="19.4cm" svg:y2="16.3cm">
          <text:p/>
        </draw:line>
        <draw:frame draw:style-name="gr57" draw:text-style-name="P21" draw:layer="layout" svg:width="1.2cm" svg:height="1.2cm" svg:x="18cm" svg:y="15.2cm">
          <draw:text-box>
            <text:p><text:span text:style-name="T11">f</text:span></text:p>
          </draw:text-box>
        </draw:frame>
        <presentation:notes draw:style-name="dp4">
          <draw:page-thumbnail draw:style-name="gr11" draw:layer="layout" svg:width="13.617cm" svg:height="10.214cm" svg:x="2.451cm" svg:y="2.041cm" draw:page-number="11" presentation:class="page"/>
          <draw:frame presentation:style-name="pr2" draw:text-style-name="P22" draw:layer="layout" svg:width="13.591cm" svg:height="12.252cm" svg:x="2.464cm" svg:y="12.934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45" draw:layer="layout" svg:width="24cm" svg:height="15.125cm" svg:x="0.8cm" svg:y="2.9cm" presentation:class="outline" presentation:user-transformed="true">
          <draw:text-box>
            <text:p text:style-name="P50"><text:span text:style-name="T19">Mathematical Categories</text:span></text:p>
            <text:p text:style-name="P44"><text:span text:style-name="T17">Most mathematical models live in concrete </text:span><text:span text:style-name="T19">categories</text:span><text:span text:style-name="T17">, for example, the category of sets, vector spaces, fibre bundles, algebraic varieties, and so on. </text:span></text:p>
            <text:p text:style-name="P44"><text:span text:style-name="T17">Each such category is characterised by the fact that the terms </text:span><text:span text:style-name="T19">object </text:span><text:span text:style-name="T17">and </text:span><text:span text:style-name="T19">morphism</text:span><text:span text:style-name="T17"> have a clear meaning there. </text:span></text:p>
            <text:p text:style-name="P44"><text:span text:style-name="T17">Morphisms between vector spaces, for example, are operationally faithful mappings, i.e. linear mappings that can be described by matrices for finite-dimensional vector spaces. </text:span></text:p>
            <text:p text:style-name="P44"><text:span text:style-name="T17">Such universal objects do not exist in every category.</text:span></text:p>
            <text:p text:style-name="P44"><text:span text:style-name="T17">Remark: The construction can easily be extended to finitely many S</text:span><text:span text:style-name="T20">i</text:span><text:span text:style-name="T17"> and also to <text:s/>infinitely many S</text:span><text:span text:style-name="T20">i</text:span><text:span text:style-name="T17">, i </text:span><text:span text:style-name="T35">∈ </text:span><text:span text:style-name="T36">I, and that is how it is meant in mathematics.</text:span></text:p>
          </draw:text-box>
        </draw:frame>
        <presentation:notes draw:style-name="dp5">
          <office:forms form:automatic-focus="false" form:apply-design-mode="false"/>
          <draw:page-thumbnail draw:style-name="gr11" draw:layer="layout" svg:width="13.617cm" svg:height="10.214cm" svg:x="2.451cm" svg:y="2.041cm" draw:page-number="12" presentation:class="page"/>
          <draw:frame presentation:style-name="pr2" draw:text-style-name="P22" draw:layer="layout" svg:width="13.591cm" svg:height="12.252cm" svg:x="2.464cm" svg:y="12.934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45" draw:layer="layout" svg:width="24cm" svg:height="13.148cm" svg:x="0.8cm" svg:y="2.9cm" presentation:class="outline" presentation:user-transformed="true">
          <draw:text-box>
            <text:p text:style-name="P50"><text:span text:style-name="T19">Category of Sets</text:span></text:p>
            <text:p text:style-name="P44"><text:span text:style-name="T17">In this category direct sums U exist for both finite and infinite index sets I. This is just the </text:span><text:span text:style-name="T19">disjunctive union </text:span><text:span text:style-name="T17">of the sets S</text:span><text:span text:style-name="T20">i</text:span><text:span text:style-name="T17">. </text:span></text:p>
            <text:p text:style-name="P44"><text:span text:style-name="T17">The maps p</text:span><text:span text:style-name="T20">i</text:span><text:span text:style-name="T17"> are just the embeddings p</text:span><text:span text:style-name="T20">i</text:span><text:span text:style-name="T17"> : S</text:span><text:span text:style-name="T20">i</text:span><text:span text:style-name="T17"> → U of the partial sets in their disjunct union.</text:span></text:p>
            <text:p text:style-name="P44"><text:span text:style-name="T21">The map f : U → S works as follows: For each a </text:span><text:span text:style-name="T28">∈ </text:span><text:span text:style-name="T29">U exists exactly one i and one </text:span><text:span text:style-name="T21">a‘ </text:span><text:span text:style-name="T35">∈ </text:span><text:span text:style-name="T36">S</text:span><text:span text:style-name="T37">i</text:span><text:span text:style-name="T36"> with a=p</text:span><text:span text:style-name="T37">i</text:span><text:span text:style-name="T36">(a‘). Put f(a)=f</text:span><text:span text:style-name="T37">i</text:span><text:span text:style-name="T36">(a‘).</text:span></text:p>
            <text:p text:style-name="P44"><text:span text:style-name="T21">If |S</text:span><text:span text:style-name="T25">1</text:span><text:span text:style-name="T21">| = a, |S</text:span><text:span text:style-name="T25">2</text:span><text:span text:style-name="T21">| = b, then |</text:span><text:span text:style-name="T26">S</text:span><text:span text:style-name="T27">1</text:span><text:span text:style-name="T26"> </text:span><text:span text:style-name="T28">∐</text:span><text:span text:style-name="T32"> S</text:span><text:span text:style-name="T33">2</text:span><text:span text:style-name="T32">| = a+b.</text:span></text:p>
            <text:p text:style-name="P44"><text:span text:style-name="T32">The whole is no more than the sum of its parts.</text:span></text:p>
          </draw:text-box>
        </draw:frame>
        <presentation:notes draw:style-name="dp4">
          <draw:page-thumbnail draw:style-name="gr11" draw:layer="layout" svg:width="13.617cm" svg:height="10.214cm" svg:x="2.451cm" svg:y="2.041cm" draw:page-number="13" presentation:class="page"/>
          <draw:frame presentation:style-name="pr2" draw:text-style-name="P22" draw:layer="layout" svg:width="13.591cm" svg:height="12.252cm" svg:x="2.464cm" svg:y="12.934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45" draw:layer="layout" svg:width="24cm" svg:height="10.837cm" svg:x="0.8cm" svg:y="3.1cm" presentation:class="outline" presentation:user-transformed="true">
          <draw:text-box>
            <text:p text:style-name="P50"><text:span text:style-name="T19">Invert all Arrows (TRIZ Prinziple 13)</text:span></text:p>
            <text:p text:style-name="P44"><text:span text:style-name="T21">We look for functions <text:s/>f</text:span><text:span text:style-name="T25">1</text:span><text:span text:style-name="T21"> : S</text:span><text:span text:style-name="T25">1</text:span><text:span text:style-name="T21"> ← S, f</text:span><text:span text:style-name="T25">2</text:span><text:span text:style-name="T21"> : S</text:span><text:span text:style-name="T25">2</text:span><text:span text:style-name="T21"> </text:span><text:span text:style-name="T17">← S.</text:span></text:p>
            <text:p text:style-name="P51"><text:span text:style-name="T21">Does for such a constellation exist a </text:span><text:span text:style-name="T22">universal categorial Object</text:span><text:span text:style-name="T21">, i.e. <text:s/>a universal U and universal maps </text:span><text:span text:style-name="T21"><text:line-break/></text:span><text:span text:style-name="T21">p</text:span><text:span text:style-name="T25">1</text:span><text:span text:style-name="T21"> : S</text:span><text:span text:style-name="T25">1</text:span><text:span text:style-name="T21"> ← U, p</text:span><text:span text:style-name="T25">2</text:span><text:span text:style-name="T21"> : S</text:span><text:span text:style-name="T25">2</text:span><text:span text:style-name="T21"> ← U, </text:span><text:span text:style-name="T38">such that </text:span><text:span text:style-name="T39">for each triple (f</text:span><text:span text:style-name="T40">1</text:span><text:span text:style-name="T39">, f</text:span><text:span text:style-name="T40">2</text:span><text:span text:style-name="T41">, S)</text:span><text:span text:style-name="T21"> </text:span><text:span text:style-name="T17">the above constellation may be written as </text:span></text:p>
            <text:p text:style-name="P44"><text:span text:style-name="T21">f</text:span><text:span text:style-name="T25">1</text:span><text:span text:style-name="T21"> = p</text:span><text:span text:style-name="T25">1 </text:span><text:span text:style-name="T26">◦ f</text:span><text:span text:style-name="T21"> : S</text:span><text:span text:style-name="T25">1</text:span><text:span text:style-name="T21"> ← U ← S, f</text:span><text:span text:style-name="T25">2</text:span><text:span text:style-name="T21"> = p</text:span><text:span text:style-name="T25">2 </text:span><text:span text:style-name="T26">◦ f</text:span><text:span text:style-name="T21"> : S</text:span><text:span text:style-name="T25">2</text:span><text:span text:style-name="T21"> ← U </text:span><text:span text:style-name="T17">← S</text:span></text:p>
            <text:p text:style-name="P44"><text:span text:style-name="T26">for a suitable f = f</text:span><text:span text:style-name="T27">1</text:span><text:span text:style-name="T26"> </text:span><text:span text:style-name="T28">⊗ </text:span><text:span text:style-name="T29">f</text:span><text:span text:style-name="T30">2</text:span><text:span text:style-name="T26"> : S → U. U in such a case is called a </text:span><text:span text:style-name="T31">direct product</text:span><text:span text:style-name="T26"> and we write U = S</text:span><text:span text:style-name="T27">1</text:span><text:span text:style-name="T26"> </text:span><text:span text:style-name="T28">∏</text:span><text:span text:style-name="T32"> S</text:span><text:span text:style-name="T33">2</text:span><text:span text:style-name="T32">.</text:span><text:span text:style-name="T26"> </text:span></text:p>
          </draw:text-box>
        </draw:frame>
        <draw:frame draw:style-name="gr58" draw:text-style-name="P21" draw:layer="layout" svg:width="1.8cm" svg:height="1.27cm" svg:x="4.3cm" svg:y="14.2cm">
          <draw:text-box>
            <text:p><text:span text:style-name="T11">f</text:span><text:span text:style-name="T18">1</text:span></text:p>
          </draw:text-box>
        </draw:frame>
        <draw:line draw:style-name="gr52" draw:text-style-name="P20" draw:layer="layout" svg:x1="5.7cm" svg:y1="16.4cm" svg:x2="3.7cm" svg:y2="17.3cm">
          <text:p/>
        </draw:line>
        <draw:frame draw:style-name="gr58" draw:text-style-name="P21" draw:layer="layout" svg:width="1.8cm" svg:height="1.27cm" svg:x="4.2cm" svg:y="15.502cm">
          <draw:text-box>
            <text:p><text:span text:style-name="T11">f</text:span><text:span text:style-name="T18">2</text:span></text:p>
          </draw:text-box>
        </draw:frame>
        <draw:frame draw:style-name="gr58" draw:text-style-name="P21" draw:layer="layout" svg:width="1.6cm" svg:height="1.27cm" svg:x="2.4cm" svg:y="14.3cm">
          <draw:text-box>
            <text:p><text:span text:style-name="T11">S</text:span><text:span text:style-name="T18">1</text:span></text:p>
          </draw:text-box>
        </draw:frame>
        <draw:frame draw:style-name="gr58" draw:text-style-name="P21" draw:layer="layout" svg:width="1.6cm" svg:height="1.27cm" svg:x="2.3cm" svg:y="16.7cm">
          <draw:text-box>
            <text:p><text:span text:style-name="T11">S</text:span><text:span text:style-name="T18">2</text:span></text:p>
          </draw:text-box>
        </draw:frame>
        <draw:frame draw:style-name="gr59" draw:text-style-name="P21" draw:layer="layout" svg:width="1.6cm" svg:height="1.098cm" svg:x="5.7cm" svg:y="15.6cm">
          <draw:text-box>
            <text:p><text:span text:style-name="T11">S</text:span></text:p>
          </draw:text-box>
        </draw:frame>
        <draw:frame draw:style-name="gr58" draw:text-style-name="P21" draw:layer="layout" svg:width="1.8cm" svg:height="1.27cm" svg:x="14.5cm" svg:y="14.2cm">
          <draw:text-box>
            <text:p><text:span text:style-name="T34">p</text:span><text:span text:style-name="T18">1</text:span></text:p>
          </draw:text-box>
        </draw:frame>
        <draw:frame draw:style-name="gr58" draw:text-style-name="P21" draw:layer="layout" svg:width="1.8cm" svg:height="1.27cm" svg:x="14.4cm" svg:y="15.702cm">
          <draw:text-box>
            <text:p><text:span text:style-name="T34">p</text:span><text:span text:style-name="T18">2</text:span></text:p>
          </draw:text-box>
        </draw:frame>
        <draw:frame draw:style-name="gr58" draw:text-style-name="P21" draw:layer="layout" svg:width="1.6cm" svg:height="1.27cm" svg:x="12.6cm" svg:y="14.3cm">
          <draw:text-box>
            <text:p><text:span text:style-name="T11">S</text:span><text:span text:style-name="T18">1</text:span></text:p>
          </draw:text-box>
        </draw:frame>
        <draw:frame draw:style-name="gr58" draw:text-style-name="P21" draw:layer="layout" svg:width="1.6cm" svg:height="1.27cm" svg:x="12.5cm" svg:y="16.7cm">
          <draw:text-box>
            <text:p><text:span text:style-name="T11">S</text:span><text:span text:style-name="T18">2</text:span></text:p>
          </draw:text-box>
        </draw:frame>
        <draw:custom-shape draw:style-name="gr60" draw:text-style-name="P27" draw:layer="layout" svg:width="2.8cm" svg:height="1.2cm" svg:x="8.7cm" svg:y="1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9" draw:text-style-name="P21" draw:layer="layout" svg:width="1.6cm" svg:height="1.098cm" svg:x="19.6cm" svg:y="15.7cm">
          <draw:text-box>
            <text:p><text:span text:style-name="T11">S</text:span></text:p>
          </draw:text-box>
        </draw:frame>
        <draw:frame draw:style-name="gr59" draw:text-style-name="P21" draw:layer="layout" svg:width="1.6cm" svg:height="1.098cm" svg:x="16.1cm" svg:y="15.7cm">
          <draw:text-box>
            <text:p><text:span text:style-name="T11">U</text:span></text:p>
          </draw:text-box>
        </draw:frame>
        <draw:frame draw:style-name="gr61" draw:text-style-name="P21" draw:layer="layout" svg:width="1.2cm" svg:height="1.2cm" svg:x="18cm" svg:y="15.1cm">
          <draw:text-box>
            <text:p><text:span text:style-name="T11">f</text:span></text:p>
          </draw:text-box>
        </draw:frame>
        <draw:line draw:style-name="gr52" draw:text-style-name="P20" draw:layer="layout" svg:x1="5.701cm" svg:y1="15.987cm" svg:x2="3.8cm" svg:y2="15cm">
          <text:p/>
        </draw:line>
        <draw:line draw:style-name="gr52" draw:text-style-name="P20" draw:layer="layout" svg:x1="16.002cm" svg:y1="16.088cm" svg:x2="14.101cm" svg:y2="15.101cm">
          <text:p/>
        </draw:line>
        <draw:line draw:style-name="gr52" draw:text-style-name="P20" draw:layer="layout" svg:x1="16.101cm" svg:y1="16.5cm" svg:x2="14.101cm" svg:y2="17.4cm">
          <text:p/>
        </draw:line>
        <draw:line draw:style-name="gr52" draw:text-style-name="P20" draw:layer="layout" svg:x1="19.302cm" svg:y1="16.3cm" svg:x2="17.3cm" svg:y2="16.3cm">
          <text:p/>
        </draw:line>
        <presentation:notes draw:style-name="dp4">
          <draw:page-thumbnail draw:style-name="gr11" draw:layer="layout" svg:width="13.617cm" svg:height="10.214cm" svg:x="2.451cm" svg:y="2.041cm" draw:page-number="14" presentation:class="page"/>
          <draw:frame presentation:style-name="pr2" draw:text-style-name="P22" draw:layer="layout" svg:width="13.591cm" svg:height="12.252cm" svg:x="2.464cm" svg:y="12.934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45" draw:layer="layout" svg:width="24cm" svg:height="4.7cm" svg:x="0.8cm" svg:y="3.1cm" presentation:class="outline" presentation:user-transformed="true">
          <draw:text-box>
            <text:p text:style-name="P44"><text:span text:style-name="T17">How does this change the perspective on the concept of system?</text:span></text:p>
          </draw:text-box>
        </draw:frame>
        <draw:custom-shape draw:style-name="gr62" draw:text-style-name="P27" draw:layer="layout" svg:width="6.6cm" svg:height="6.6cm" svg:x="2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46" draw:layer="layout" svg:width="2.8cm" svg:height="3cm" svg:x="2.8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47" draw:layer="layout" svg:width="2.8cm" svg:height="2.8cm" svg:x="4.4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7" draw:layer="layout" svg:width="7.4cm" svg:height="7.4cm" svg:x="16.6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48" draw:layer="layout" svg:width="2cm" svg:height="2cm" svg:x="11.4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49" draw:layer="layout" svg:width="2cm" svg:height="2cm" svg:x="11.6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20" draw:layer="layout" svg:x1="16.3cm" svg:y1="13.6cm" svg:x2="14cm" svg:y2="14.6cm">
          <text:p/>
        </draw:line>
        <draw:frame draw:style-name="gr58" draw:text-style-name="P21" draw:layer="layout" svg:width="1.8cm" svg:height="1.27cm" svg:x="14.6cm" svg:y="9.6cm">
          <draw:text-box>
            <text:p><text:span text:style-name="T11">f</text:span><text:span text:style-name="T18">1</text:span></text:p>
          </draw:text-box>
        </draw:frame>
        <draw:frame draw:style-name="gr58" draw:text-style-name="P21" draw:layer="layout" svg:width="1.8cm" svg:height="1.27cm" svg:x="14.5cm" svg:y="12.7cm">
          <draw:text-box>
            <text:p><text:span text:style-name="T11">f</text:span><text:span text:style-name="T18">2</text:span></text:p>
          </draw:text-box>
        </draw:frame>
        <draw:custom-shape draw:style-name="gr68" draw:text-style-name="P27" draw:layer="layout" svg:width="1.6cm" svg:height="1.8cm" svg:x="9.4cm" svg:y="11.6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52" draw:text-style-name="P20" draw:layer="layout" svg:x1="16cm" svg:y1="11.4cm" svg:x2="13.8cm" svg:y2="10.4cm">
          <text:p/>
        </draw:line>
        <presentation:notes draw:style-name="dp4">
          <draw:page-thumbnail draw:style-name="gr11" draw:layer="layout" svg:width="13.617cm" svg:height="10.214cm" svg:x="2.451cm" svg:y="2.041cm" draw:page-number="15" presentation:class="page"/>
          <draw:frame presentation:style-name="pr2" draw:text-style-name="P22" draw:layer="layout" svg:width="13.591cm" svg:height="12.252cm" svg:x="2.464cm" svg:y="12.934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45" draw:layer="layout" svg:width="24cm" svg:height="12.81cm" svg:x="0.8cm" svg:y="2.9cm" presentation:class="outline" presentation:user-transformed="true">
          <draw:text-box>
            <text:p text:style-name="P50"><text:span text:style-name="T19">Kategorie der Mengen</text:span></text:p>
            <text:p text:style-name="P51"><text:span text:style-name="T17">In this category direct sums U exist for both finite and infinite index sets I. This is just the </text:span><text:span text:style-name="T19">cartesian product </text:span><text:span text:style-name="T17">of the sets S</text:span><text:span text:style-name="T20">i</text:span><text:span text:style-name="T17">. </text:span></text:p>
            <text:p text:style-name="P44"><text:span text:style-name="T17">The maps p</text:span><text:span text:style-name="T20">i</text:span><text:span text:style-name="T17"> are just the projektions p</text:span><text:span text:style-name="T20">i</text:span><text:span text:style-name="T17"> : U → S</text:span><text:span text:style-name="T20">i</text:span><text:span text:style-name="T17"> of the product to the individual components.</text:span></text:p>
            <text:p text:style-name="P44"><text:span text:style-name="T21">The map f : S → U works as follows: For each a </text:span><text:span text:style-name="T28">∈ </text:span><text:span text:style-name="T29">S we set </text:span><text:span text:style-name="T29"><text:line-break/></text:span><text:span text:style-name="T29">f(a) = (f</text:span><text:span text:style-name="T30">i</text:span><text:span text:style-name="T29">(a)) </text:span><text:span text:style-name="T28">∈ </text:span><text:span text:style-name="T29">U</text:span><text:span text:style-name="T36">.</text:span></text:p>
            <text:p text:style-name="P44"><text:span text:style-name="T21">If |S</text:span><text:span text:style-name="T25">1</text:span><text:span text:style-name="T21">| = a, |S</text:span><text:span text:style-name="T25">2</text:span><text:span text:style-name="T21">| = b, then |</text:span><text:span text:style-name="T26">S</text:span><text:span text:style-name="T27">1</text:span><text:span text:style-name="T26"> </text:span><text:span text:style-name="T28">∏</text:span><text:span text:style-name="T32"> S</text:span><text:span text:style-name="T33">2</text:span><text:span text:style-name="T32">| = a·b.</text:span></text:p>
            <text:p text:style-name="P44"><text:span text:style-name="T42">The whole is clearly more than the sum of its parts, most of the "information" is of relational nature.</text:span></text:p>
          </draw:text-box>
        </draw:frame>
        <presentation:notes draw:style-name="dp4">
          <draw:page-thumbnail draw:style-name="gr11" draw:layer="layout" svg:width="13.617cm" svg:height="10.214cm" svg:x="2.451cm" svg:y="2.041cm" draw:page-number="16" presentation:class="page"/>
          <draw:frame presentation:style-name="pr2" draw:text-style-name="P22" draw:layer="layout" svg:width="13.591cm" svg:height="12.252cm" svg:x="2.464cm" svg:y="12.934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45" draw:layer="layout" svg:width="24cm" svg:height="15.146cm" svg:x="0.8cm" svg:y="2.7cm" presentation:class="outline" presentation:user-transformed="true">
          <draw:text-box>
            <text:p text:style-name="P50"><text:span text:style-name="T19">Submersive and Immersive System Theories</text:span></text:p>
            <text:p text:style-name="P44"><text:span text:style-name="T17">Systemtheorien machen selten einen Unterschied zwischen diesen beiden Zugängen. </text:span></text:p>
            <text:p text:style-name="P44"><text:span text:style-name="T17">Zur Unterscheidung der Zugänge bezeichnet man Systemtheorien, in denen das erste Modellierungsprinzip dominiert, als </text:span><text:span text:style-name="T19">immersive Systemtheorien</text:span><text:span text:style-name="T17">. Man erkennt sie daran, dass ihre Konstruktionen wesentlich auf Einbettungen (Immersionen) aufbauen.</text:span></text:p>
            <text:p text:style-name="P44"><text:span text:style-name="T17">Systemtheorien, die auf dem zweiten Modellierungsprinzip aufbauen, bezeichnet man als </text:span><text:span text:style-name="T19">submersive Systemtheorien</text:span><text:span text:style-name="T17">. Man erkennt sie daran, dass ihre Konstruktionen wesentlich auf Projektionen (Submersionen) aufbauen und damit auf Prozessen gestaffelter Komplexitätsreduktion. </text:span></text:p>
            <text:p text:style-name="P44"><text:span text:style-name="T17">Die Theorie dynamischer Systeme ist eine submersive Systemtheorie.</text:span></text:p>
          </draw:text-box>
        </draw:frame>
        <presentation:notes draw:style-name="dp4">
          <draw:page-thumbnail draw:style-name="gr11" draw:layer="layout" svg:width="13.617cm" svg:height="10.214cm" svg:x="2.451cm" svg:y="2.041cm" draw:page-number="17" presentation:class="page"/>
          <draw:frame presentation:style-name="pr2" draw:text-style-name="P22" draw:layer="layout" svg:width="13.591cm" svg:height="12.252cm" svg:x="2.464cm" svg:y="12.934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45" draw:layer="layout" svg:width="24cm" svg:height="15.146cm" svg:x="0.8cm" svg:y="2.7cm" presentation:class="outline" presentation:user-transformed="true">
          <draw:text-box>
            <text:p text:style-name="P50"><text:span text:style-name="T19">Submersive and Immersive System Theories</text:span></text:p>
            <text:p text:style-name="P44"><text:span text:style-name="T17">Systems theories rarely make a distinction between these two </text:span><text:span text:style-name="T17">approaches. </text:span></text:p>
            <text:p text:style-name="P44"><text:span text:style-name="T17">To distinguish between the approaches, system theories in which </text:span><text:span text:style-name="T17">the first modelling principle dominates are called </text:span><text:span text:style-name="T19">immersive </text:span><text:span text:style-name="T19">system theories</text:span><text:span text:style-name="T17">. They can be recognised by the fact that their </text:span><text:span text:style-name="T17">constructions are essentially based on embeddings (immersions).</text:span></text:p>
            <text:p text:style-name="P44"><text:span text:style-name="T17">System theories that are based on the second modelling principle </text:span><text:span text:style-name="T17">are called </text:span><text:span text:style-name="T19">submersive system theories</text:span><text:span text:style-name="T17">. They can be </text:span><text:span text:style-name="T17">recognised by the fact that their constructions are essentially </text:span><text:span text:style-name="T17">based on projections (submersions) and thus on processes of </text:span><text:span text:style-name="T17">staggered complexity reduction. </text:span></text:p>
            <text:p text:style-name="P44"><text:span text:style-name="T17">The Theory of Dynamical Systems is a submersive system </text:span><text:span text:style-name="T17">theory.</text:span></text:p>
          </draw:text-box>
        </draw:frame>
        <presentation:notes draw:style-name="dp5">
          <office:forms form:automatic-focus="false" form:apply-design-mode="false"/>
          <draw:page-thumbnail draw:style-name="gr11" draw:layer="layout" svg:width="13.617cm" svg:height="10.214cm" svg:x="2.451cm" svg:y="2.041cm" draw:page-number="18" presentation:class="page"/>
          <draw:frame presentation:style-name="pr2" draw:text-style-name="P22" draw:layer="layout" svg:width="13.591cm" svg:height="12.252cm" svg:x="2.464cm" svg:y="12.93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a1" svg:font-family="Symbola"/>
    <style:font-face style:name="Ubuntu1" svg:font-family="Ubuntu"/>
    <style:font-face style:name="Ubuntu2" svg:font-family="Ubuntu" style:font-adornments="Regular"/>
    <style:font-face style:name="Verdana3" svg:font-family="Verdana" style:font-family-generic="swiss"/>
    <style:font-face style:name="Arial" svg:font-family="Arial" style:font-pitch="variable"/>
    <style:font-face style:name="Arial Unicode MS1" svg:font-family="'Arial Unicode MS'" style:font-pitch="variable"/>
    <style:font-face style:name="Symbola" svg:font-family="Symbola" style:font-pitch="variable"/>
    <style:font-face style:name="Tahoma1" svg:font-family="Tahoma" style:font-pitch="variable"/>
    <style:font-face style:name="Times New Roman1" svg:font-family="'Times New Roman'" style:font-pitch="variable"/>
    <style:font-face style:name="Ubuntu" svg:font-family="Ubuntu" style:font-pitch="variable"/>
    <style:font-face style:name="Verdana2" svg:font-family="Verdan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 Unicode MS2" svg:font-family="'Arial Unicode MS'" style:font-family-generic="swiss" style:font-pitch="variable"/>
    <style:font-face style:name="Tahoma3" svg:font-family="Tahoma" style:font-family-generic="swiss" style:font-pitch="variable"/>
    <style:font-face style:name="Verdana1" svg:font-family="Verdana" style:font-family-generic="swiss" style:font-pitch="variable"/>
    <style:font-face style:name="Verdana4" svg:font-family="Verdana" style:font-adornments="Fett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Verdana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_5f_1_5f_1" style:display-name="Standard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_5f_1_5f_1" style:display-name="Standard_1_1">
          <text:list-level-style-bullet text:level="1" text:bullet-char="•">
            <style:list-level-properties/>
            <style:text-properties style:font-name="Verdana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style:font-name="Verdana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style:font-name="Verdana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•">
            <style:list-level-properties text:min-label-width="0.952cm"/>
            <style:text-properties style:font-name="Verdana1" fo:color="#000000" fo:font-size="10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°">
            <style:list-level-properties text:space-before="2.54cm" text:min-label-width="0.635cm"/>
            <style:text-properties style:font-name="Verdana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Verdana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Verdana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Verdana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Verdana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Verdana1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style:font-name="Verdana1" fo:color="#000000" fo:font-size="100%"/>
          </text:list-level-style-bullet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°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style:font-name="Verdana1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bold" style:font-name-asian="Arial Unicode MS" style:font-family-asian="'Arial Unicode MS'" style:font-family-generic-asian="system" style:font-pitch-asian="variable" style:font-size-asian="18pt" style:font-style-asian="normal" style:font-weight-asian="bold" style:font-name-complex="Tahoma" style:font-family-complex="Tahoma" style:font-family-generic-complex="system" style:font-pitch-complex="variable" style:font-size-complex="18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52cm" fo:page-height="27.2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61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61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18cm" svg:stroke-color="#006cab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5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0.849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" style:family="presentation" style:parent-style-name="Standard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0.849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36cm" fo:min-width="0cm" fo:padding-top="0.131cm" fo:padding-bottom="0.131cm" fo:padding-left="0.261cm" fo:padding-right="0.261cm" fo:wrap-option="wrap" draw:shadow="hidden" draw:shadow-color="#808080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361cm" fo:min-width="0cm" fo:padding-top="0.131cm" fo:padding-bottom="0.131cm" fo:padding-left="0.261cm" fo:padding-right="0.261cm" fo:wrap-option="wrap" draw:shadow="hidden" draw:shadow-color="#808080"/>
      <style:paragraph-properties style:writing-mode="lr-tb"/>
    </style:style>
    <style:style style:name="MP1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6" style:family="paragraph">
      <style:paragraph-properties fo:margin-left="0cm" fo:margin-right="0cm" fo:text-indent="0cm" style:writing-mode="lr-tb"/>
    </style:style>
    <style:style style:name="MP7" style:family="paragraph">
      <loext:graphic-properties draw:fill="none" draw:fill-color="#00cc99"/>
      <style:paragraph-properties fo:margin-left="0cm" fo:margin-right="0cm" fo:text-indent="0cm" style:writing-mode="lr-tb"/>
    </style:style>
    <style:style style:name="MP8" style:family="paragraph">
      <style:paragraph-properties fo:margin-left="0cm" fo:margin-right="0cm" fo:text-align="end" fo:text-indent="0cm" style:writing-mode="lr-tb"/>
    </style:style>
    <style:style style:name="MP9" style:family="paragraph">
      <loext:graphic-properties draw:fill="none" draw:fill-color="#00cc99"/>
      <style:paragraph-properties fo:margin-left="0cm" fo:margin-right="0cm" fo:text-align="end" fo:text-indent="0cm" style:writing-mode="lr-tb"/>
    </style:style>
    <style:style style:name="MP10" style:family="paragraph">
      <style:paragraph-properties fo:margin-left="0cm" fo:margin-right="0cm" fo:margin-top="0.176cm" fo:margin-bottom="0cm" fo:line-height="100%" fo:text-indent="0cm" style:writing-mode="lr-tb"/>
    </style:style>
    <style:style style:name="MP11" style:family="paragraph">
      <loext:graphic-properties draw:fill="none" draw:fill-color="#00cc99"/>
      <style:paragraph-properties fo:margin-left="0cm" fo:margin-right="0cm" fo:margin-top="0.176cm" fo:margin-bottom="0cm" fo:line-height="100%" fo:text-indent="0cm" style:writing-mode="lr-tb"/>
    </style:style>
    <style:style style:name="MP12" style:family="paragraph">
      <loext:graphic-properties draw:fill="solid"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de" fo:country="DE" style:font-size-asian="12pt" style:font-size-complex="12pt"/>
    </style:style>
    <style:style style:name="MT3" style:family="text">
      <style:text-properties style:font-name="Arial" fo:font-size="8pt" fo:font-weight="bold" style:font-size-asian="8pt" style:font-weight-asian="bold" style:font-size-complex="8pt" style:font-weight-complex="bold"/>
    </style:style>
    <text:list-style style:name="ML1">
      <text:list-level-style-bullet text:level="1" text:bullet-char="•">
        <style:list-level-properties/>
        <style:text-properties style:font-name="Verdana1" fo:color="#000000" fo:font-size="100%"/>
      </text:list-level-style-bullet>
      <text:list-level-style-bullet text:level="2" text:bullet-char="•">
        <style:list-level-properties text:space-before="1.27cm"/>
        <style:text-properties style:font-name="Verdana1" fo:color="#000000" fo:font-size="100%"/>
      </text:list-level-style-bullet>
      <text:list-level-style-bullet text:level="3" text:bullet-char="•">
        <style:list-level-properties text:space-before="2.54cm"/>
        <style:text-properties style:font-name="Verdana1" fo:color="#000000" fo:font-size="100%"/>
      </text:list-level-style-bullet>
      <text:list-level-style-bullet text:level="4" text:bullet-char="•">
        <style:list-level-properties text:space-before="3.81cm"/>
        <style:text-properties style:font-name="Verdana1" fo:color="#000000" fo:font-size="100%"/>
      </text:list-level-style-bullet>
      <text:list-level-style-bullet text:level="5" text:bullet-char="•">
        <style:list-level-properties text:space-before="5.08cm"/>
        <style:text-properties style:font-name="Verdana1" fo:color="#000000" fo:font-size="100%"/>
      </text:list-level-style-bullet>
      <text:list-level-style-bullet text:level="6" text:bullet-char="•">
        <style:list-level-properties text:space-before="5.08cm"/>
        <style:text-properties style:font-name="Verdana1" fo:color="#000000" fo:font-size="100%"/>
      </text:list-level-style-bullet>
      <text:list-level-style-bullet text:level="7" text:bullet-char="•">
        <style:list-level-properties text:space-before="5.08cm"/>
        <style:text-properties style:font-name="Verdana1" fo:color="#000000" fo:font-size="100%"/>
      </text:list-level-style-bullet>
      <text:list-level-style-bullet text:level="8" text:bullet-char="•">
        <style:list-level-properties text:space-before="5.08cm"/>
        <style:text-properties style:font-name="Verdana1" fo:color="#000000" fo:font-size="100%"/>
      </text:list-level-style-bullet>
      <text:list-level-style-bullet text:level="9" text:bullet-char="•">
        <style:list-level-properties text:space-before="5.08cm"/>
        <style:text-properties style:font-name="Verdana1" fo:color="#000000" fo:font-size="100%"/>
      </text:list-level-style-bullet>
      <text:list-level-style-bullet text:level="10" text:bullet-char="•">
        <style:list-level-properties text:space-before="5.08cm"/>
        <style:text-properties style:font-name="Verdana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48cm" svg:height="4.86cm" svg:x="1.852cm" svg:y="3.831cm"/>
      <draw:page-thumbnail draw:layer="backgroundobjects" svg:width="6.48cm" svg:height="4.86cm" svg:x="10.186cm" svg:y="3.831cm"/>
      <draw:page-thumbnail draw:layer="backgroundobjects" svg:width="6.48cm" svg:height="4.86cm" svg:x="1.852cm" svg:y="11.183cm"/>
      <draw:page-thumbnail draw:layer="backgroundobjects" svg:width="6.48cm" svg:height="4.86cm" svg:x="10.186cm" svg:y="11.183cm"/>
      <draw:page-thumbnail draw:layer="backgroundobjects" svg:width="6.48cm" svg:height="4.86cm" svg:x="1.852cm" svg:y="18.535cm"/>
      <draw:page-thumbnail draw:layer="backgroundobjects" svg:width="6.48cm" svg:height="4.86cm" svg:x="10.186cm" svg:y="18.535cm"/>
      <draw:frame draw:style-name="Mgr1" draw:text-style-name="MP2" draw:layer="backgroundobjects" svg:width="8.036cm" svg:height="1.3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036cm" svg:height="1.36cm" svg:x="10.4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036cm" svg:height="1.36cm" svg:x="0cm" svg:y="25.86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036cm" svg:height="1.36cm" svg:x="10.483cm" svg:y="25.869cm" presentation:class="page-number">
        <draw:text-box>
          <text:p text:style-name="MP3"><text:span text:style-name="MT1"><text:page-number>18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draw:style-name="Mgr3" draw:text-style-name="MP5" draw:layer="backgroundobjects" svg:width="16.902cm" svg:height="2.125cm" svg:x="0cm" svg:y="0cm">
        <draw:image xlink:href="Pictures/10000000000004C6000000B83AB9D6FF2FF25010.jpg" xlink:type="simple" xlink:show="embed" xlink:actuate="onLoad" loext:mime-type="image/jpeg">
          <text:p/>
        </draw:image>
      </draw:frame>
      <draw:frame draw:style-name="Mgr3" draw:text-style-name="MP5" draw:layer="backgroundobjects" svg:width="3.545cm" svg:height="0.939cm" svg:x="17.899cm" svg:y="18.111cm">
        <draw:image xlink:href="Pictures/10000201000002580000004B06316737AB52C426.png" xlink:type="simple" xlink:show="embed" xlink:actuate="onLoad" loext:mime-type="image/png">
          <text:p/>
        </draw:image>
      </draw:frame>
      <draw:frame presentation:style-name="Standard-outline1" draw:layer="backgroundobjects" svg:width="22.437cm" svg:height="11.049cm" svg:x="1.3cm" svg:y="2.725cm" presentation:class="outline" presentation:placeholder="true">
        <draw:text-box/>
      </draw:frame>
      <draw:frame presentation:style-name="Mpr1" draw:text-style-name="MP7" draw:layer="backgroundobjects" svg:width="14.182cm" svg:height="0.848cm" svg:x="1.499cm" svg:y="18.202cm" presentation:class="footer">
        <draw:text-box>
          <text:p text:style-name="MP6"><text:span text:style-name="MT2"><presentation:footer/></text:span></text:p>
        </draw:text-box>
      </draw:frame>
      <draw:frame presentation:style-name="Mpr2" draw:text-style-name="MP9" draw:layer="backgroundobjects" svg:width="1.905cm" svg:height="0.848cm" svg:x="22.7cm" svg:y="18.202cm" presentation:class="page-number">
        <draw:text-box>
          <text:p text:style-name="MP8"><text:span text:style-name="MT2"><text:page-number>18</text:page-number></text:span></text:p>
        </draw:text-box>
      </draw:frame>
      <draw:line draw:style-name="Mgr4" draw:text-style-name="MP5" draw:layer="backgroundobjects" svg:x1="0cm" svg:y1="18.124cm" svg:x2="25.4cm" svg:y2="18.124cm">
        <text:p/>
      </draw:line>
      <draw:line draw:style-name="Mgr4" draw:text-style-name="MP5" draw:layer="backgroundobjects" svg:x1="0cm" svg:y1="2.125cm" svg:x2="25.4cm" svg:y2="2.125cm">
        <text:p/>
      </draw:line>
      <draw:frame draw:name="ul_logo300x2000" draw:style-name="Mgr3" draw:text-style-name="MP5" draw:layer="backgroundobjects" svg:width="8.506cm" svg:height="1.208cm" svg:x="16.894cm" svg:y="0cm">
        <draw:image xlink:href="Pictures/10000000000007D00000011D85DAAF997B9CFCAD.jpg" xlink:type="simple" xlink:show="embed" xlink:actuate="onLoad" loext:mime-type="image/jpeg">
          <text:p/>
        </draw:image>
      </draw:frame>
      <draw:custom-shape draw:style-name="Mgr5" draw:text-style-name="MP11" draw:layer="backgroundobjects" svg:width="6.671cm" svg:height="0.937cm" svg:x="17cm" svg:y="1.27cm">
        <text:p text:style-name="MP10"><text:span text:style-name="MT3">Institut für Informatik</text:span><text:span text:style-name="MT3"><text:line-break/></text:span><text:span text:style-name="MT3">Betriebliche Informationssysteme</text:span></text:p>
        <draw:enhanced-geometry svg:viewBox="0 0 21600 21600" draw:type="mso-spt202" draw:enhanced-path="M 0 0 L 21600 0 21600 21600 0 21600 0 0 Z N"/>
      </draw:custom-shape>
      <draw:frame presentation:style-name="Standard-title" draw:layer="backgroundobjects" svg:width="15.875cm" svg:height="1.785cm" svg:x="-0.001cm" svg:y="0.588cm" presentation:class="title" presentation:placeholder="true">
        <draw:text-box/>
      </draw:frame>
      <presentation:notes style:page-layout-name="PM0">
        <office:forms form:automatic-focus="false" form:apply-design-mode="false"/>
        <draw:rect draw:style-name="Mgr6" draw:text-style-name="MP12" draw:layer="backgroundobjects" svg:width="18.52cm" svg:height="27.23cm" svg:x="0cm" svg:y="0cm">
          <text:p/>
        </draw:rect>
        <draw:frame presentation:style-name="Mpr3" draw:text-style-name="MP7" draw:layer="backgroundobjects" svg:width="8.026cm" svg:height="1.359cm" svg:x="0cm" svg:y="0cm" presentation:class="header">
          <draw:text-box>
            <text:p text:style-name="MP6"><text:span text:style-name="MT2"><presentation:header/></text:span></text:p>
          </draw:text-box>
        </draw:frame>
        <draw:frame presentation:style-name="Mpr3" draw:text-style-name="MP9" draw:layer="backgroundobjects" svg:width="8.026cm" svg:height="1.359cm" svg:x="10.495cm" svg:y="0cm" presentation:class="date-time">
          <draw:text-box>
            <text:p text:style-name="MP8"><text:span text:style-name="MT2"><presentation:date-time/></text:span></text:p>
          </draw:text-box>
        </draw:frame>
        <draw:page-thumbnail presentation:style-name="Standard-title" draw:layer="backgroundobjects" svg:width="13.617cm" svg:height="10.214cm" svg:x="2.451cm" svg:y="2.041cm" presentation:class="page"/>
        <draw:frame presentation:style-name="Standard-notes" draw:layer="backgroundobjects" svg:width="13.591cm" svg:height="12.251cm" svg:x="2.464cm" svg:y="12.934cm" presentation:class="notes" presentation:placeholder="true">
          <draw:text-box/>
        </draw:frame>
        <draw:frame presentation:style-name="Mpr4" draw:text-style-name="MP7" draw:layer="backgroundobjects" svg:width="8.026cm" svg:height="1.36cm" svg:x="0cm" svg:y="25.865cm" presentation:class="footer">
          <draw:text-box>
            <text:p text:style-name="MP6"><text:span text:style-name="MT2"><presentation:footer/></text:span></text:p>
          </draw:text-box>
        </draw:frame>
        <draw:frame presentation:style-name="Mpr4" draw:text-style-name="MP9" draw:layer="backgroundobjects" svg:width="8.026cm" svg:height="1.36cm" svg:x="10.495cm" svg:y="25.865cm" presentation:class="page-number">
          <draw:text-box>
            <text:p text:style-name="MP8"><text:span text:style-name="MT2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PowerPoint-Präsentation</dc:title>
    <meta:initial-creator> jh</meta:initial-creator>
    <meta:creation-date>2002-04-01T22:02:38</meta:creation-date>
    <dc:date>2021-05-05T21:54:28.018712115</dc:date>
    <meta:editing-cycles>256</meta:editing-cycles>
    <meta:editing-duration>PT16H28M14S</meta:editing-duration>
    <meta:document-statistic meta:object-count="216"/>
    <meta:user-defined meta:name="Info 1"/>
    <meta:user-defined meta:name="Info 2"/>
    <meta:user-defined meta:name="Info 3"/>
    <meta:user-defined meta:name="Info 4"/>
  </office:meta>
</office:document-meta>
</file>